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6535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4717in"/>
    </style:style>
    <style:style style:name="co12" style:family="table-column">
      <style:table-column-properties fo:break-before="auto" style:column-width="0.5783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0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wrap-option="wrap" fo:border="0.74pt solid #000000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 style:data-style-name="N2">
      <style:table-cell-properties fo:border="0.74pt solid #000000"/>
    </style:style>
    <style:style style:name="ce2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2">
      <style:table-cell-properties fo:border="0.74pt solid #000000"/>
    </style:style>
    <style:style style:name="ce19" style:family="table-cell" style:parent-style-name="Default" style:data-style-name="N2">
      <style:table-cell-properties fo:border="0.74pt solid #000000"/>
    </style:style>
    <style:style style:name="ce28" style:family="table-cell" style:parent-style-name="Default" style:data-style-name="N2">
      <style:table-cell-properties fo:border="0.74pt solid #000000"/>
    </style:style>
    <style:style style:name="ce29" style:family="table-cell" style:parent-style-name="Default" style:data-style-name="N2">
      <style:table-cell-properties fo:border="0.74pt solid #000000"/>
    </style:style>
    <style:style style:name="ce30" style:family="table-cell" style:parent-style-name="Default" style:data-style-name="N2">
      <style:table-cell-properties fo:border="0.74pt solid #000000"/>
    </style:style>
    <style:style style:name="ce31" style:family="table-cell" style:parent-style-name="Default" style:data-style-name="N2">
      <style:table-cell-properties fo:border="0.74pt solid #000000"/>
    </style:style>
    <style:style style:name="ce32" style:family="table-cell" style:parent-style-name="Default" style:data-style-name="N2">
      <style:table-cell-properties fo:border="0.74pt solid #000000"/>
    </style:style>
    <style:style style:name="ce33" style:family="table-cell" style:parent-style-name="Default" style:data-style-name="N2">
      <style:table-cell-properties fo:border="0.74pt solid #000000"/>
    </style:style>
    <style:style style:name="ce39" style:family="table-cell" style:parent-style-name="Default">
      <style:table-cell-properties fo:background-color="#ffe994"/>
    </style:style>
    <style:style style:name="ce40" style:family="table-cell" style:parent-style-name="Default">
      <style:table-cell-properties fo:background-color="#b3cac7"/>
    </style:style>
    <style:style style:name="ce41" style:family="table-cell" style:parent-style-name="Default">
      <style:table-cell-properties fo:background-color="#ffd7d7"/>
    </style:style>
    <style:style style:name="ce38" style:family="table-cell" style:parent-style-name="Default" style:data-style-name="N2"/>
    <style:style style:name="ce43" style:family="table-cell" style:parent-style-name="Default">
      <style:table-cell-properties fo:background-color="#e8f2a1"/>
    </style:style>
    <style:style style:name="ce44" style:family="table-cell" style:parent-style-name="Default">
      <style:table-cell-properties fo:background-color="#b4c7d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ze 2 Level 15 6 5" table:style-name="ta1">
        <table:shapes>
          <draw:frame draw:z-index="0" draw:style-name="gr1" draw:text-style-name="P1" svg:width="5.3874in" svg:height="3.5449in" svg:x="1.1169in" svg:y="1.9138in">
            <draw:object draw:notify-on-update-of-ranges="'analyze 2 Level 15 6 5'.A3:'analyze 2 Level 15 6 5'.A7 'analyze 2 Level 15 6 5'.K2:'analyze 2 Level 15 6 5'.K2 'analyze 2 Level 15 6 5'.K3:'analyze 2 Level 15 6 5'.K7 'analyze 2 Level 15 6 5'.G2:'analyze 2 Level 15 6 5'.G2 'analyze 2 Level 15 6 5'.G3:'analyze 2 Level 15 6 5'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65in" svg:y="1.6807in">
            <draw:object draw:notify-on-update-of-ranges="'analyze 2 Level 15 6 5'.A3:'analyze 2 Level 15 6 5'.A7 'analyze 2 Level 15 6 5'.B2:'analyze 2 Level 15 6 5'.B2 'analyze 2 Level 15 6 5'.B3:'analyze 2 Level 15 6 5'.B7 'analyze 2 Level 15 6 5'.C2:'analyze 2 Level 15 6 5'.C2 'analyze 2 Level 15 6 5'.C3:'analyze 2 Level 15 6 5'.C7 'analyze 2 Level 15 6 5'.D2:'analyze 2 Level 15 6 5'.D2 'analyze 2 Level 15 6 5'.D3:'analyze 2 Level 15 6 5'.D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5.3874in" svg:height="3.5449in" svg:x="13.0295in" svg:y="1.852in">
            <draw:object draw:notify-on-update-of-ranges="'analyze 2 Level 15 6 5'.A3:'analyze 2 Level 15 6 5'.A7 'analyze 2 Level 15 6 5'.F2:'analyze 2 Level 15 6 5'.F2 'analyze 2 Level 15 6 5'.F3:'analyze 2 Level 15 6 5'.F7 'analyze 2 Level 15 6 5'.H2:'analyze 2 Level 15 6 5'.H2 'analyze 2 Level 15 6 5'.H3:'analyze 2 Level 15 6 5'.H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3"/>
        <table:table-column table:style-name="co1" table:number-columns-repeated="5" table:default-cell-style-name="Default"/>
        <table:table-row table:style-name="ro1">
          <table:table-cell office:value-type="string" calcext:value-type="string" table:number-columns-spanned="1" table:number-rows-spanned="2">
            <text:p>Level</text:p>
          </table:table-cell>
          <table:table-cell table:style-name="ce1" office:value-type="string" calcext:value-type="string" table:number-columns-spanned="5" table:number-rows-spanned="1">
            <text:p>Running Time</text:p>
          </table:table-cell>
          <table:covered-table-cell table:style-name="ce3"/>
          <table:covered-table-cell table:number-columns-repeated="3" table:style-name="Default"/>
          <table:table-cell table:number-columns-repeated="2"/>
          <table:table-cell table:style-name="ce2" office:value-type="string" calcext:value-type="string" table:number-columns-spanned="3" table:number-rows-spanned="1">
            <text:p>Log Running Time</text:p>
          </table:table-cell>
          <table:covered-table-cell table:number-columns-repeated="2"/>
        </table:table-row>
        <table:table-row table:style-name="ro1">
          <table:covered-table-cell/>
          <table:table-cell table:style-name="Default" office:value-type="string" calcext:value-type="string">
            <text:p>PreComputation</text:p>
          </table:table-cell>
          <table:table-cell table:style-name="Default" office:value-type="string" calcext:value-type="string">
            <text:p>FarField</text:p>
          </table:table-cell>
          <table:table-cell table:style-name="Default" office:value-type="string" calcext:value-type="string">
            <text:p>NearField</text:p>
          </table:table-cell>
          <table:table-cell table:style-name="Default" office:value-type="string" calcext:value-type="string">
            <text:p>Computaion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fshare / com</text:p>
          </table:table-cell>
          <table:table-cell office:value-type="string" calcext:value-type="string">
            <text:p>Nfshare / tot</text:p>
          </table:table-cell>
          <table:table-cell office:value-type="string" calcext:value-type="string">
            <text:p>FarField</text:p>
          </table:table-cell>
          <table:table-cell office:value-type="string" calcext:value-type="string">
            <text:p>Log NearField</text:p>
          </table:table-cell>
          <table:table-cell office:value-type="string" calcext:value-type="string">
            <text:p>Log Total Running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2559" calcext:value-type="float">
            <text:p>0.31</text:p>
          </table:table-cell>
          <table:table-cell office:value-type="float" office:value="0.00055373325" calcext:value-type="float">
            <text:p>0.00</text:p>
          </table:table-cell>
          <table:table-cell office:value-type="float" office:value="143.001666666667" calcext:value-type="float">
            <text:p>143.00</text:p>
          </table:table-cell>
          <table:table-cell office:value-type="float" office:value="143.01" calcext:value-type="float">
            <text:p>143.01</text:p>
          </table:table-cell>
          <table:table-cell office:value-type="float" office:value="143.322559" calcext:value-type="float">
            <text:p>143.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25669939764037" calcext:value-type="float">
            <text:p>-3.25669939764037</text:p>
          </table:table-cell>
          <table:table-cell office:value-type="float" office:value="2.15534109914281" calcext:value-type="float">
            <text:p>2.15534109914281</text:p>
          </table:table-cell>
          <table:table-cell office:value-type="float" office:value="2.1553664066467" calcext:value-type="float">
            <text:p>2.15536640664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2734" calcext:value-type="float">
            <text:p>0.48</text:p>
          </table:table-cell>
          <table:table-cell office:value-type="float" office:value="0.0047735" calcext:value-type="float">
            <text:p>0.00</text:p>
          </table:table-cell>
          <table:table-cell office:value-type="float" office:value="17.5197" calcext:value-type="float">
            <text:p>17.52</text:p>
          </table:table-cell>
          <table:table-cell office:value-type="float" office:value="17.5367" calcext:value-type="float">
            <text:p>17.54</text:p>
          </table:table-cell>
          <table:table-cell office:value-type="float" office:value="18.019434" calcext:value-type="float">
            <text:p>18.02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-2.32116307309908" calcext:value-type="float">
            <text:p>-2.32116307309908</text:p>
          </table:table-cell>
          <table:table-cell office:value-type="float" office:value="1.24352666521904" calcext:value-type="float">
            <text:p>1.24352666521904</text:p>
          </table:table-cell>
          <table:table-cell office:value-type="float" office:value="1.24394787257468" calcext:value-type="float">
            <text:p>1.24394787257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9127" calcext:value-type="float">
            <text:p>2.19</text:p>
          </table:table-cell>
          <table:table-cell office:value-type="float" office:value="0.0529929666666667" calcext:value-type="float">
            <text:p>0.05</text:p>
          </table:table-cell>
          <table:table-cell office:value-type="float" office:value="2.18459" calcext:value-type="float">
            <text:p>2.18</text:p>
          </table:table-cell>
          <table:table-cell office:value-type="float" office:value="2.358075" calcext:value-type="float">
            <text:p>2.36</text:p>
          </table:table-cell>
          <table:table-cell office:value-type="float" office:value="4.549345" calcext:value-type="float">
            <text:p>4.55</text:p>
          </table:table-cell>
          <table:table-cell office:value-type="float" office:value="0.93" calcext:value-type="float">
            <text:p>0.93</text:p>
          </table:table-cell>
          <table:table-cell office:value-type="float" office:value="0.48" calcext:value-type="float">
            <text:p>0.48</text:p>
          </table:table-cell>
          <table:table-cell office:value-type="float" office:value="-1.27578176701335" calcext:value-type="float">
            <text:p>-1.27578176701335</text:p>
          </table:table-cell>
          <table:table-cell office:value-type="float" office:value="0.339369941331339" calcext:value-type="float">
            <text:p>0.339369941331339</text:p>
          </table:table-cell>
          <table:table-cell office:value-type="float" office:value="0.372557613977115" calcext:value-type="float">
            <text:p>0.3725576139771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5062" calcext:value-type="float">
            <text:p>16.51</text:p>
          </table:table-cell>
          <table:table-cell office:value-type="float" office:value="0.316028" calcext:value-type="float">
            <text:p>0.32</text:p>
          </table:table-cell>
          <table:table-cell office:value-type="float" office:value="0.329899333333333" calcext:value-type="float">
            <text:p>0.33</text:p>
          </table:table-cell>
          <table:table-cell office:value-type="float" office:value="0.674801" calcext:value-type="float">
            <text:p>0.67</text:p>
          </table:table-cell>
          <table:table-cell office:value-type="float" office:value="17.181001" calcext:value-type="float">
            <text:p>17.18</text:p>
          </table:table-cell>
          <table:table-cell office:value-type="float" office:value="0.49" calcext:value-type="float">
            <text:p>0.49</text:p>
          </table:table-cell>
          <table:table-cell office:value-type="float" office:value="0.02" calcext:value-type="float">
            <text:p>0.02</text:p>
          </table:table-cell>
          <table:table-cell office:value-type="float" office:value="-0.500274437296849" calcext:value-type="float">
            <text:p>-0.500274437296849</text:p>
          </table:table-cell>
          <table:table-cell office:value-type="float" office:value="-0.481618562084081" calcext:value-type="float">
            <text:p>-0.481618562084081</text:p>
          </table:table-cell>
          <table:table-cell office:value-type="float" office:value="-0.170824282493464" calcext:value-type="float">
            <text:p>-0.170824282493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.675" calcext:value-type="float">
            <text:p>141.68</text:p>
          </table:table-cell>
          <table:table-cell office:value-type="float" office:value="3.18299666666667" calcext:value-type="float">
            <text:p>3.18</text:p>
          </table:table-cell>
          <table:table-cell office:value-type="float" office:value="0.121369333333333" calcext:value-type="float">
            <text:p>0.12</text:p>
          </table:table-cell>
          <table:table-cell office:value-type="float" office:value="3.346425" calcext:value-type="float">
            <text:p>3.35</text:p>
          </table:table-cell>
          <table:table-cell office:value-type="float" office:value="145.021425" calcext:value-type="float">
            <text:p>145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502836183814522" calcext:value-type="float">
            <text:p>0.502836183814522</text:p>
          </table:table-cell>
          <table:table-cell office:value-type="float" office:value="-0.915891033578396" calcext:value-type="float">
            <text:p>-0.915891033578396</text:p>
          </table:table-cell>
          <table:table-cell office:value-type="float" office:value="0.524581096050667" calcext:value-type="float">
            <text:p>0.524581096050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ERR502!" office:value-type="string" office:string-value="" calcext:value-type="error">
            <text:p>Err:502</text:p>
          </table:table-cell>
          <table:table-cell table:formula="of:#ERR502!" office:value-type="string" office:string-value="" calcext:value-type="error">
            <text:p>Err:502</text:p>
          </table:table-cell>
          <table:table-cell table:formula="of:#ERR502!" office:value-type="string" office:string-value="" calcext:value-type="error">
            <text:p>Err:502</text:p>
          </table:table-cell>
        </table:table-row>
      </table:table>
      <table:table table:name="GPU soa" table:style-name="ta1">
        <table:shapes>
          <draw:frame draw:z-index="0" draw:style-name="gr1" draw:text-style-name="P1" svg:width="5.0386in" svg:height="3.0327in" svg:x="10.2516in" svg:y="1.8929in">
            <draw:object draw:notify-on-update-of-ranges="'GPU soa'.A3:'GPU soa'.A7 'GPU soa'.J2:'GPU soa'.J2 'GPU soa'.J3:'GPU soa'.J7 'GPU soa'.K2:'GPU soa'.K2 'GPU soa'.K3:'GPU soa'.K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default-cell-style-name="ce11"/>
        <table:table-column table:style-name="co3" table:number-columns-repeated="2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row table:style-name="ro1">
          <table:table-cell table:style-name="ce8" office:value-type="string" calcext:value-type="string" table:number-columns-spanned="1" table:number-rows-spanned="2">
            <text:p>Level</text:p>
          </table:table-cell>
          <table:table-cell table:style-name="ce15" office:value-type="string" calcext:value-type="string" table:number-columns-spanned="1" table:number-rows-spanned="2">
            <text:p>Avg Density</text:p>
          </table:table-cell>
          <table:table-cell table:style-name="ce17" office:value-type="string" calcext:value-type="string" table:number-columns-spanned="5" table:number-rows-spanned="1">
            <text:p>Running Time CPU</text:p>
          </table:table-cell>
          <table:covered-table-cell table:style-name="ce14"/>
          <table:covered-table-cell table:number-columns-repeated="3" table:style-name="ce8"/>
          <table:table-cell table:style-name="ce23" office:value-type="string" calcext:value-type="string" table:number-columns-spanned="7" table:number-rows-spanned="1">
            <text:p>Running Time GPU (SoA)</text:p>
          </table:table-cell>
          <table:covered-table-cell table:style-name="ce14"/>
          <table:covered-table-cell table:number-columns-repeated="5" table:style-name="ce8"/>
          <table:table-cell table:style-name="ce17" office:value-type="string" calcext:value-type="string" table:number-columns-spanned="2" table:number-rows-spanned="1">
            <text:p>NF Share CPU</text:p>
          </table:table-cell>
          <table:covered-table-cell table:style-name="ce8"/>
          <table:table-cell table:style-name="ce23" office:value-type="string" calcext:value-type="string" table:number-columns-spanned="2" table:number-rows-spanned="1">
            <text:p>NF Share GPU</text:p>
          </table:table-cell>
          <table:covered-table-cell table:style-name="ce8"/>
          <table:table-cell table:style-name="ce25" office:value-type="string" calcext:value-type="string" table:number-columns-spanned="4" table:number-rows-spanned="1">
            <text:p>SpeedUp</text:p>
          </table:table-cell>
          <table:covered-table-cell table:style-name="ce25"/>
          <table:covered-table-cell table:number-columns-repeated="2" table:style-name="ce8"/>
        </table:table-row>
        <table:table-row table:style-name="ro1">
          <table:covered-table-cell table:number-columns-repeated="2" table:style-name="ce8"/>
          <table:table-cell office:value-type="string" calcext:value-type="string">
            <text:p>PreComputation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Computaion</text:p>
          </table:table-cell>
          <table:table-cell office:value-type="string" calcext:value-type="string">
            <text:p>Total</text:p>
          </table:table-cell>
          <table:table-cell table:style-name="ce11" office:value-type="string" calcext:value-type="string">
            <text:p>PreComputation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NF collection</text:p>
          </table:table-cell>
          <table:table-cell table:style-name="ce11" office:value-type="string" calcext:value-type="string">
            <text:p>NF comp</text:p>
          </table:table-cell>
          <table:table-cell table:style-name="ce11" office:value-type="string" calcext:value-type="string">
            <text:p>NF mem</text:p>
          </table:table-cell>
          <table:table-cell table:style-name="ce11" office:value-type="string" calcext:value-type="string">
            <text:p>Computaion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Nfshare / com</text:p>
          </table:table-cell>
          <table:table-cell table:style-name="ce11" office:value-type="string" calcext:value-type="string">
            <text:p>Nfshare / tot</text:p>
          </table:table-cell>
          <table:table-cell table:style-name="ce11" office:value-type="string" calcext:value-type="string">
            <text:p>Nfshare / com</text:p>
          </table:table-cell>
          <table:table-cell table:style-name="ce11" office:value-type="string" calcext:value-type="string">
            <text:p>Nfshare / tot</text:p>
          </table:table-cell>
          <table:table-cell table:style-name="ce11" office:value-type="string" calcext:value-type="string">
            <text:p>NF</text:p>
          </table:table-cell>
          <table:table-cell table:style-name="ce11" office:value-type="string" calcext:value-type="string">
            <text:p>NF(computation only)</text:p>
          </table:table-cell>
          <table:table-cell table:style-name="ce11" office:value-type="string" calcext:value-type="string">
            <text:p>total computations</text:p>
          </table:table-cell>
          <table:table-cell table:style-name="ce11" office:value-type="string" calcext:value-type="string">
            <text:p>Tot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table:style-name="ce13" office:value-type="float" office:value="0.312559" calcext:value-type="float">
            <text:p>0.31</text:p>
          </table:table-cell>
          <table:table-cell table:style-name="ce13" office:value-type="float" office:value="0.00055373325" calcext:value-type="float">
            <text:p>0.00</text:p>
          </table:table-cell>
          <table:table-cell table:style-name="ce13" office:value-type="float" office:value="143.001666666667" calcext:value-type="float">
            <text:p>143.00</text:p>
          </table:table-cell>
          <table:table-cell table:style-name="ce13" office:value-type="float" office:value="143.01" calcext:value-type="float">
            <text:p>143.01</text:p>
          </table:table-cell>
          <table:table-cell table:style-name="ce13" office:value-type="float" office:value="143.322559" calcext:value-type="float">
            <text:p>143.32</text:p>
          </table:table-cell>
          <table:table-cell table:style-name="ce13" office:value-type="float" office:value="0.3004955" calcext:value-type="float">
            <text:p>0.30</text:p>
          </table:table-cell>
          <table:table-cell table:style-name="ce13" office:value-type="float" office:value="0.00059300675" calcext:value-type="float">
            <text:p>0.00</text:p>
          </table:table-cell>
          <table:table-cell table:style-name="ce13" office:value-type="float" office:value="0.1053685" calcext:value-type="float">
            <text:p>0.11</text:p>
          </table:table-cell>
          <table:table-cell table:style-name="ce13" office:value-type="float" office:value="378.5965" calcext:value-type="float">
            <text:p>378.60</text:p>
          </table:table-cell>
          <table:table-cell table:style-name="ce13" office:value-type="float" office:value="10" calcext:value-type="float">
            <text:p>10.00</text:p>
          </table:table-cell>
          <table:table-cell table:style-name="ce13" office:value-type="float" office:value="378.713" calcext:value-type="float">
            <text:p>378.71</text:p>
          </table:table-cell>
          <table:table-cell table:style-name="ce16" office:value-type="float" office:value="379.0134955" calcext:value-type="float">
            <text:p>379.01</text:p>
          </table:table-cell>
          <table:table-cell table:number-columns-repeated="4" table:style-name="ce13" office:value-type="float" office:value="1" calcext:value-type="float">
            <text:p>1.00</text:p>
          </table:table-cell>
          <table:table-cell table:style-name="ce18" office:value-type="float" office:value="0.36" calcext:value-type="float">
            <text:p>0.36</text:p>
          </table:table-cell>
          <table:table-cell table:style-name="ce19" office:value-type="float" office:value="0.38" calcext:value-type="float">
            <text:p>0.38</text:p>
          </table:table-cell>
          <table:table-cell table:number-columns-repeated="2" table:style-name="ce13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.5" calcext:value-type="float">
            <text:p>187.5</text:p>
          </table:table-cell>
          <table:table-cell table:style-name="ce13" office:value-type="float" office:value="0.482734" calcext:value-type="float">
            <text:p>0.48</text:p>
          </table:table-cell>
          <table:table-cell table:style-name="ce13" office:value-type="float" office:value="0.0047735" calcext:value-type="float">
            <text:p>0.00</text:p>
          </table:table-cell>
          <table:table-cell table:style-name="ce13" office:value-type="float" office:value="17.5197" calcext:value-type="float">
            <text:p>17.52</text:p>
          </table:table-cell>
          <table:table-cell table:style-name="ce13" office:value-type="float" office:value="17.5367" calcext:value-type="float">
            <text:p>17.54</text:p>
          </table:table-cell>
          <table:table-cell table:style-name="ce13" office:value-type="float" office:value="18.019434" calcext:value-type="float">
            <text:p>18.02</text:p>
          </table:table-cell>
          <table:table-cell table:style-name="ce13" office:value-type="float" office:value="0.49288875" calcext:value-type="float">
            <text:p>0.49</text:p>
          </table:table-cell>
          <table:table-cell table:style-name="ce13" office:value-type="float" office:value="0.004892945" calcext:value-type="float">
            <text:p>0.00</text:p>
          </table:table-cell>
          <table:table-cell table:style-name="ce13" office:value-type="float" office:value="0.10277625" calcext:value-type="float">
            <text:p>0.10</text:p>
          </table:table-cell>
          <table:table-cell table:style-name="ce13" office:value-type="float" office:value="17.7135" calcext:value-type="float">
            <text:p>17.71</text:p>
          </table:table-cell>
          <table:table-cell table:style-name="ce13" office:value-type="float" office:value="11" calcext:value-type="float">
            <text:p>11.00</text:p>
          </table:table-cell>
          <table:table-cell table:style-name="ce13" office:value-type="float" office:value="17.8323" calcext:value-type="float">
            <text:p>17.83</text:p>
          </table:table-cell>
          <table:table-cell table:style-name="ce16" office:value-type="float" office:value="18.32518875" calcext:value-type="float">
            <text:p>18.33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.97" calcext:value-type="float">
            <text:p>0.97</text:p>
          </table:table-cell>
          <table:table-cell table:style-name="ce18" office:value-type="float" office:value="1" calcext:value-type="float">
            <text:p>1.00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2" table:style-name="ce13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4375" calcext:value-type="float">
            <text:p>23.4375</text:p>
          </table:table-cell>
          <table:table-cell table:style-name="ce13" office:value-type="float" office:value="2.19127" calcext:value-type="float">
            <text:p>2.19</text:p>
          </table:table-cell>
          <table:table-cell table:style-name="ce13" office:value-type="float" office:value="0.0529929666666667" calcext:value-type="float">
            <text:p>0.05</text:p>
          </table:table-cell>
          <table:table-cell table:style-name="ce13" office:value-type="float" office:value="2.18459" calcext:value-type="float">
            <text:p>2.18</text:p>
          </table:table-cell>
          <table:table-cell table:style-name="ce13" office:value-type="float" office:value="2.358075" calcext:value-type="float">
            <text:p>2.36</text:p>
          </table:table-cell>
          <table:table-cell table:style-name="ce13" office:value-type="float" office:value="4.549345" calcext:value-type="float">
            <text:p>4.55</text:p>
          </table:table-cell>
          <table:table-cell table:style-name="ce13" office:value-type="float" office:value="2.289355" calcext:value-type="float">
            <text:p>2.29</text:p>
          </table:table-cell>
          <table:table-cell table:style-name="ce13" office:value-type="float" office:value="0.0523327" calcext:value-type="float">
            <text:p>0.05</text:p>
          </table:table-cell>
          <table:table-cell table:style-name="ce13" office:value-type="float" office:value="0.1001226" calcext:value-type="float">
            <text:p>0.10</text:p>
          </table:table-cell>
          <table:table-cell table:style-name="ce13" office:value-type="float" office:value="0.8390585" calcext:value-type="float">
            <text:p>0.84</text:p>
          </table:table-cell>
          <table:table-cell table:style-name="ce13" office:value-type="float" office:value="14" calcext:value-type="float">
            <text:p>14.00</text:p>
          </table:table-cell>
          <table:table-cell table:style-name="ce13" office:value-type="float" office:value="0.985643666666667" calcext:value-type="float">
            <text:p>0.99</text:p>
          </table:table-cell>
          <table:table-cell table:style-name="ce16" office:value-type="float" office:value="3.27499866666667" calcext:value-type="float">
            <text:p>3.27</text:p>
          </table:table-cell>
          <table:table-cell table:style-name="ce13" office:value-type="float" office:value="0.93" calcext:value-type="float">
            <text:p>0.93</text:p>
          </table:table-cell>
          <table:table-cell table:style-name="ce13" office:value-type="float" office:value="0.48" calcext:value-type="float">
            <text:p>0.48</text:p>
          </table:table-cell>
          <table:table-cell table:style-name="ce13" office:value-type="float" office:value="0.95" calcext:value-type="float">
            <text:p>0.95</text:p>
          </table:table-cell>
          <table:table-cell table:style-name="ce13" office:value-type="float" office:value="0.29" calcext:value-type="float">
            <text:p>0.29</text:p>
          </table:table-cell>
          <table:table-cell table:style-name="ce18" office:value-type="float" office:value="2.43" calcext:value-type="float">
            <text:p>2.43</text:p>
          </table:table-cell>
          <table:table-cell table:style-name="ce19" office:value-type="float" office:value="2.6" calcext:value-type="float">
            <text:p>2.60</text:p>
          </table:table-cell>
          <table:table-cell table:style-name="ce13" office:value-type="float" office:value="2.39" calcext:value-type="float">
            <text:p>2.39</text:p>
          </table:table-cell>
          <table:table-cell table:style-name="ce13"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296875" calcext:value-type="float">
            <text:p>2.9296875</text:p>
          </table:table-cell>
          <table:table-cell table:style-name="ce13" office:value-type="float" office:value="16.5062" calcext:value-type="float">
            <text:p>16.51</text:p>
          </table:table-cell>
          <table:table-cell table:style-name="ce13" office:value-type="float" office:value="0.316028" calcext:value-type="float">
            <text:p>0.32</text:p>
          </table:table-cell>
          <table:table-cell table:style-name="ce13" office:value-type="float" office:value="0.329899333333333" calcext:value-type="float">
            <text:p>0.33</text:p>
          </table:table-cell>
          <table:table-cell table:style-name="ce13" office:value-type="float" office:value="0.674801" calcext:value-type="float">
            <text:p>0.67</text:p>
          </table:table-cell>
          <table:table-cell table:style-name="ce13" office:value-type="float" office:value="17.181001" calcext:value-type="float">
            <text:p>17.18</text:p>
          </table:table-cell>
          <table:table-cell table:style-name="ce13" office:value-type="float" office:value="16.54214" calcext:value-type="float">
            <text:p>16.54</text:p>
          </table:table-cell>
          <table:table-cell table:style-name="ce13" office:value-type="float" office:value="0.327382666666667" calcext:value-type="float">
            <text:p>0.33</text:p>
          </table:table-cell>
          <table:table-cell table:style-name="ce13" office:value-type="float" office:value="0.109103666666667" calcext:value-type="float">
            <text:p>0.11</text:p>
          </table:table-cell>
          <table:table-cell table:style-name="ce13" office:value-type="float" office:value="0.19605875" calcext:value-type="float">
            <text:p>0.20</text:p>
          </table:table-cell>
          <table:table-cell table:style-name="ce13" office:value-type="float" office:value="26" calcext:value-type="float">
            <text:p>26.00</text:p>
          </table:table-cell>
          <table:table-cell table:style-name="ce13" office:value-type="float" office:value="0.630448" calcext:value-type="float">
            <text:p>0.63</text:p>
          </table:table-cell>
          <table:table-cell table:style-name="ce16" office:value-type="float" office:value="17.172588" calcext:value-type="float">
            <text:p>17.17</text:p>
          </table:table-cell>
          <table:table-cell table:style-name="ce13" office:value-type="float" office:value="0.49" calcext:value-type="float">
            <text:p>0.49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0.48" calcext:value-type="float">
            <text:p>0.4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8" office:value-type="float" office:value="1.08" calcext:value-type="float">
            <text:p>1.08</text:p>
          </table:table-cell>
          <table:table-cell table:style-name="ce19" office:value-type="float" office:value="1.68" calcext:value-type="float">
            <text:p>1.68</text:p>
          </table:table-cell>
          <table:table-cell table:style-name="ce13" office:value-type="float" office:value="1.07" calcext:value-type="float">
            <text:p>1.07</text:p>
          </table:table-cell>
          <table:table-cell table:style-name="ce1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662109375" calcext:value-type="float">
            <text:p>0.3662109375</text:p>
          </table:table-cell>
          <table:table-cell table:style-name="ce13" office:value-type="float" office:value="141.675" calcext:value-type="float">
            <text:p>141.68</text:p>
          </table:table-cell>
          <table:table-cell table:style-name="ce13" office:value-type="float" office:value="3.18299666666667" calcext:value-type="float">
            <text:p>3.18</text:p>
          </table:table-cell>
          <table:table-cell table:style-name="ce13" office:value-type="float" office:value="0.121369333333333" calcext:value-type="float">
            <text:p>0.12</text:p>
          </table:table-cell>
          <table:table-cell table:style-name="ce13" office:value-type="float" office:value="3.346425" calcext:value-type="float">
            <text:p>3.35</text:p>
          </table:table-cell>
          <table:table-cell table:style-name="ce13" office:value-type="float" office:value="145.021425" calcext:value-type="float">
            <text:p>145.02</text:p>
          </table:table-cell>
          <table:table-cell table:style-name="ce13" office:value-type="float" office:value="140.913" calcext:value-type="float">
            <text:p>140.91</text:p>
          </table:table-cell>
          <table:table-cell table:style-name="ce13" office:value-type="float" office:value="3.28324" calcext:value-type="float">
            <text:p>3.28</text:p>
          </table:table-cell>
          <table:table-cell table:style-name="ce13" office:value-type="float" office:value="0.164149025" calcext:value-type="float">
            <text:p>0.16</text:p>
          </table:table-cell>
          <table:table-cell table:style-name="ce13" office:value-type="float" office:value="0.11904" calcext:value-type="float">
            <text:p>0.12</text:p>
          </table:table-cell>
          <table:table-cell table:style-name="ce13" office:value-type="float" office:value="111" calcext:value-type="float">
            <text:p>111.00</text:p>
          </table:table-cell>
          <table:table-cell table:style-name="ce13" office:value-type="float" office:value="3.58431" calcext:value-type="float">
            <text:p>3.58</text:p>
          </table:table-cell>
          <table:table-cell table:style-name="ce16" office:value-type="float" office:value="144.49731" calcext:value-type="float">
            <text:p>144.50</text:p>
          </table:table-cell>
          <table:table-cell table:style-name="ce13" office:value-type="float" office:value="0.04" calcext:value-type="float">
            <text:p>0.04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8" calcext:value-type="float">
            <text:p>0.08</text:p>
          </table:table-cell>
          <table:table-cell table:style-name="ce13" office:value-type="float" office:value="0" calcext:value-type="float">
            <text:p>0.00</text:p>
          </table:table-cell>
          <table:table-cell table:style-name="ce18" office:value-type="float" office:value="0.43" calcext:value-type="float">
            <text:p>0.43</text:p>
          </table:table-cell>
          <table:table-cell table:style-name="ce19" office:value-type="float" office:value="1.02" calcext:value-type="float">
            <text:p>1.02</text:p>
          </table:table-cell>
          <table:table-cell table:style-name="ce13" office:value-type="float" office:value="0.93" calcext:value-type="float">
            <text:p>0.93</text:p>
          </table:table-cell>
          <table:table-cell table:style-name="ce13" office:value-type="float" office:value="1" calcext:value-type="float">
            <text:p>1.00</text:p>
          </table:table-cell>
        </table:table-row>
        <table:table-row table:style-name="ro1" table:number-rows-repeated="3"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ce8" office:value-type="string" calcext:value-type="string" table:number-columns-spanned="1" table:number-rows-spanned="2">
            <text:p>Level</text:p>
          </table:table-cell>
          <table:table-cell table:style-name="ce15" office:value-type="string" calcext:value-type="string" table:number-columns-spanned="1" table:number-rows-spanned="2">
            <text:p>Avg Density</text:p>
          </table:table-cell>
          <table:table-cell table:style-name="ce21" office:value-type="string" calcext:value-type="string" table:number-columns-spanned="5" table:number-rows-spanned="1">
            <text:p>GPU NF Array Elements</text:p>
          </table:table-cell>
          <table:covered-table-cell table:number-columns-repeated="4" table:style-name="ce8"/>
          <table:table-cell table:number-columns-repeated="15"/>
        </table:table-row>
        <table:table-row table:style-name="ro1">
          <table:covered-table-cell table:number-columns-repeated="2" table:style-name="ce8"/>
          <table:table-cell office:value-type="string" calcext:value-type="string">
            <text:p>numboxes</text:p>
          </table:table-cell>
          <table:table-cell office:value-type="string" calcext:value-type="string">
            <text:p>max_nptr</text:p>
          </table:table-cell>
          <table:table-cell office:value-type="string" calcext:value-type="string">
            <text:p>max_parts</text:p>
          </table:table-cell>
          <table:table-cell office:value-type="string" calcext:value-type="string">
            <text:p>max_qs</text:p>
          </table:table-cell>
          <table:table-cell office:value-type="string" calcext:value-type="string">
            <text:p>Apx Mem (MB)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96000/POWER(8;[.A13])" office:value-type="float" office:value="1500" calcext:value-type="float">
            <text:p>15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544" calcext:value-type="float">
            <text:p>1544</text:p>
          </table:table-cell>
          <table:table-cell office:value-type="float" office:value="15440" calcext:value-type="float">
            <text:p>15440</text:p>
          </table:table-cell>
          <table:table-cell table:formula="of:=ROUND(([.C13]*([.D13]*4+[.E13]*3*8+[.F13]*8))/1024/1024;1)" office:value-type="float" office:value="10.2" calcext:value-type="float">
            <text:p>10.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96000/POWER(8;[.A14])" office:value-type="float" office:value="187.5" calcext:value-type="float">
            <text:p>187.5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110" calcext:value-type="float">
            <text:p>2110</text:p>
          </table:table-cell>
          <table:table-cell table:formula="of:=ROUND(([.C14]*([.D14]*4+[.E14]*3*8+[.F14]*8))/1024/1024;1)" office:value-type="float" office:value="11.1" calcext:value-type="float">
            <text:p>11.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96000/POWER(8;[.A15])" office:value-type="float" office:value="23.4375" calcext:value-type="float">
            <text:p>23.4375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formula="of:=ROUND(([.C15]*([.D15]*4+[.E15]*3*8+[.F15]*8))/1024/1024;1)" office:value-type="float" office:value="14.8" calcext:value-type="float">
            <text:p>14.8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96000/POWER(8;[.A16])" office:value-type="float" office:value="2.9296875" calcext:value-type="float">
            <text:p>2.9296875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ROUND(([.C16]*([.D16]*4+[.E16]*3*8+[.F16]*8))/1024/1024;1)"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96000/POWER(8;[.A17])" office:value-type="float" office:value="0.3662109375" calcext:value-type="float">
            <text:p>0.3662109375</text:p>
          </table:table-cell>
          <table:table-cell office:value-type="float" office:value="262144" calcext:value-type="float">
            <text:p>262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ROUND(([.C17]*([.D17]*4+[.E17]*3*8+[.F17]*8))/1024/1024;1)" office:value-type="float" office:value="81" calcext:value-type="float">
            <text:p>81</text:p>
          </table:table-cell>
          <table:table-cell table:number-columns-repeated="15"/>
        </table:table-row>
        <calcext:conditional-formats>
          <calcext:conditional-format calcext:target-range-address="'GPU soa'.N3:'GPU soa'.N7">
            <calcext:color-scale>
              <calcext:color-scale-entry calcext:value="0" calcext:type="minimum" calcext:color="#ffa6a6"/>
              <calcext:color-scale-entry calcext:value="0" calcext:type="maximum" calcext:color="#eeeeee"/>
            </calcext:color-scale>
          </calcext:conditional-format>
          <calcext:conditional-format calcext:target-range-address="'GPU soa'.S3:'GPU soa'.S7">
            <calcext:color-scale>
              <calcext:color-scale-entry calcext:value="0" calcext:type="minimum" calcext:color="#eeeeee"/>
              <calcext:color-scale-entry calcext:value="0" calcext:type="maximum" calcext:color="#ffa6a6"/>
            </calcext:color-scale>
          </calcext:conditional-format>
          <calcext:conditional-format calcext:target-range-address="'GPU soa'.T3:'GPU soa'.T7">
            <calcext:color-scale>
              <calcext:color-scale-entry calcext:value="0" calcext:type="minimum" calcext:color="#eeeeee"/>
              <calcext:color-scale-entry calcext:value="0" calcext:type="maximum" calcext:color="#ffa6a6"/>
            </calcext:color-scale>
          </calcext:conditional-format>
        </calcext:conditional-formats>
      </table:table>
      <table:table table:name="GPU aos" table:style-name="ta1">
        <table:table-column table:style-name="co9" table:number-columns-repeated="2" table:default-cell-style-name="ce8"/>
        <table:table-column table:style-name="co9" table:number-columns-repeated="11" table:default-cell-style-name="ce13"/>
        <table:table-column table:style-name="co9" table:default-cell-style-name="ce28"/>
        <table:table-column table:style-name="co9" table:number-columns-repeated="4" table:default-cell-style-name="ce13"/>
        <table:table-column table:style-name="co9" table:default-cell-style-name="ce29"/>
        <table:table-column table:style-name="co9" table:default-cell-style-name="ce30"/>
        <table:table-column table:style-name="co9" table:number-columns-repeated="2" table:default-cell-style-name="ce13"/>
        <table:table-row table:style-name="ro1">
          <table:table-cell office:value-type="string" calcext:value-type="string" table:number-columns-spanned="1" table:number-rows-spanned="2">
            <text:p>Level</text:p>
          </table:table-cell>
          <table:table-cell table:style-name="ce15" office:value-type="string" calcext:value-type="string" table:number-columns-spanned="1" table:number-rows-spanned="2">
            <text:p>Avg Density</text:p>
          </table:table-cell>
          <table:table-cell table:style-name="ce17" office:value-type="string" calcext:value-type="string" table:number-columns-spanned="5" table:number-rows-spanned="1">
            <text:p>Running Time CPU</text:p>
          </table:table-cell>
          <table:covered-table-cell table:style-name="ce21"/>
          <table:covered-table-cell table:number-columns-repeated="3" table:style-name="ce8"/>
          <table:table-cell table:style-name="ce23" office:value-type="string" calcext:value-type="string" table:number-columns-spanned="7" table:number-rows-spanned="1">
            <text:p>Running Time GPU (AoS)</text:p>
          </table:table-cell>
          <table:covered-table-cell table:style-name="ce21"/>
          <table:covered-table-cell table:number-columns-repeated="5" table:style-name="ce8"/>
          <table:table-cell table:style-name="ce17" office:value-type="string" calcext:value-type="string" table:number-columns-spanned="2" table:number-rows-spanned="1">
            <text:p>NF Share CPU</text:p>
          </table:table-cell>
          <table:covered-table-cell table:style-name="ce8"/>
          <table:table-cell table:style-name="ce23" office:value-type="string" calcext:value-type="string" table:number-columns-spanned="2" table:number-rows-spanned="1">
            <text:p>NF Share GPU</text:p>
          </table:table-cell>
          <table:covered-table-cell table:style-name="ce8"/>
          <table:table-cell table:style-name="ce25" office:value-type="string" calcext:value-type="string" table:number-columns-spanned="4" table:number-rows-spanned="1">
            <text:p>SpeedUp</text:p>
          </table:table-cell>
          <table:covered-table-cell table:style-name="ce25"/>
          <table:covered-table-cell table:number-columns-repeated="2" table:style-name="ce8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reComputation</text:p>
          </table:table-cell>
          <table:table-cell table:style-name="ce8" office:value-type="string" calcext:value-type="string">
            <text:p>FF</text:p>
          </table:table-cell>
          <table:table-cell table:style-name="ce8" office:value-type="string" calcext:value-type="string">
            <text:p>NF</text:p>
          </table:table-cell>
          <table:table-cell table:style-name="ce8" office:value-type="string" calcext:value-type="string">
            <text:p>Computaion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PreComputation</text:p>
          </table:table-cell>
          <table:table-cell table:style-name="ce8" office:value-type="string" calcext:value-type="string">
            <text:p>FF</text:p>
          </table:table-cell>
          <table:table-cell table:style-name="ce8" office:value-type="string" calcext:value-type="string">
            <text:p>NF collection</text:p>
          </table:table-cell>
          <table:table-cell table:style-name="ce8" office:value-type="string" calcext:value-type="string">
            <text:p>NF comp</text:p>
          </table:table-cell>
          <table:table-cell table:style-name="ce8" office:value-type="string" calcext:value-type="string">
            <text:p>NF mem</text:p>
          </table:table-cell>
          <table:table-cell table:style-name="ce8" office:value-type="string" calcext:value-type="string">
            <text:p>Computaion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Nfshare / com</text:p>
          </table:table-cell>
          <table:table-cell table:style-name="ce8" office:value-type="string" calcext:value-type="string">
            <text:p>Nfshare / tot</text:p>
          </table:table-cell>
          <table:table-cell table:style-name="ce8" office:value-type="string" calcext:value-type="string">
            <text:p>Nfshare / com</text:p>
          </table:table-cell>
          <table:table-cell table:style-name="ce8" office:value-type="string" calcext:value-type="string">
            <text:p>Nfshare / tot</text:p>
          </table:table-cell>
          <table:table-cell table:style-name="ce8" office:value-type="string" calcext:value-type="string">
            <text:p>NF</text:p>
          </table:table-cell>
          <table:table-cell table:style-name="ce8" office:value-type="string" calcext:value-type="string">
            <text:p>NF(computation only)</text:p>
          </table:table-cell>
          <table:table-cell table:style-name="ce8" office:value-type="string" calcext:value-type="string">
            <text:p>total computations</text:p>
          </table:table-cell>
          <table:table-cell table:style-name="ce8" office:value-type="string" calcext:value-type="string">
            <text:p>Tot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0.312559" calcext:value-type="float">
            <text:p>0.31</text:p>
          </table:table-cell>
          <table:table-cell office:value-type="float" office:value="0.00055373325" calcext:value-type="float">
            <text:p>0.00</text:p>
          </table:table-cell>
          <table:table-cell office:value-type="float" office:value="143.001666666667" calcext:value-type="float">
            <text:p>143.00</text:p>
          </table:table-cell>
          <table:table-cell office:value-type="float" office:value="143.01" calcext:value-type="float">
            <text:p>143.01</text:p>
          </table:table-cell>
          <table:table-cell office:value-type="float" office:value="143.322559" calcext:value-type="float">
            <text:p>143.32</text:p>
          </table:table-cell>
          <table:table-cell office:value-type="float" office:value="0.313528" calcext:value-type="float">
            <text:p>0.31</text:p>
          </table:table-cell>
          <table:table-cell office:value-type="float" office:value="0.00059300675" calcext:value-type="float">
            <text:p>0.00</text:p>
          </table:table-cell>
          <table:table-cell office:value-type="float" office:value="0.113066" calcext:value-type="float">
            <text:p>0.11</text:p>
          </table:table-cell>
          <table:table-cell office:value-type="float" office:value="352.353" calcext:value-type="float">
            <text:p>352.35</text:p>
          </table:table-cell>
          <table:table-cell office:value-type="float" office:value="10" calcext:value-type="float">
            <text:p>10.00</text:p>
          </table:table-cell>
          <table:table-cell office:value-type="float" office:value="352.477" calcext:value-type="float">
            <text:p>352.48</text:p>
          </table:table-cell>
          <table:table-cell office:value-type="float" office:value="352.790528" calcext:value-type="float">
            <text:p>352.79</text:p>
          </table:table-cell>
          <table:table-cell table:number-columns-repeated="4" office:value-type="float" office:value="1" calcext:value-type="float">
            <text:p>1.00</text:p>
          </table:table-cell>
          <table:table-cell table:number-columns-repeated="4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.5" calcext:value-type="float">
            <text:p>187.5</text:p>
          </table:table-cell>
          <table:table-cell office:value-type="float" office:value="0.482734" calcext:value-type="float">
            <text:p>0.48</text:p>
          </table:table-cell>
          <table:table-cell office:value-type="float" office:value="0.0047735" calcext:value-type="float">
            <text:p>0.00</text:p>
          </table:table-cell>
          <table:table-cell office:value-type="float" office:value="17.5197" calcext:value-type="float">
            <text:p>17.52</text:p>
          </table:table-cell>
          <table:table-cell office:value-type="float" office:value="17.5367" calcext:value-type="float">
            <text:p>17.54</text:p>
          </table:table-cell>
          <table:table-cell office:value-type="float" office:value="18.019434" calcext:value-type="float">
            <text:p>18.02</text:p>
          </table:table-cell>
          <table:table-cell office:value-type="float" office:value="0.511282" calcext:value-type="float">
            <text:p>0.51</text:p>
          </table:table-cell>
          <table:table-cell office:value-type="float" office:value="0.004892945" calcext:value-type="float">
            <text:p>0.00</text:p>
          </table:table-cell>
          <table:table-cell office:value-type="float" office:value="0.105449" calcext:value-type="float">
            <text:p>0.11</text:p>
          </table:table-cell>
          <table:table-cell office:value-type="float" office:value="17.0317" calcext:value-type="float">
            <text:p>17.03</text:p>
          </table:table-cell>
          <table:table-cell office:value-type="float" office:value="11" calcext:value-type="float">
            <text:p>11.00</text:p>
          </table:table-cell>
          <table:table-cell office:value-type="float" office:value="17.15285" calcext:value-type="float">
            <text:p>17.15</text:p>
          </table:table-cell>
          <table:table-cell office:value-type="float" office:value="17.664132" calcext:value-type="float">
            <text:p>17.66</text:p>
          </table:table-cell>
          <table:table-cell office:value-type="float" office:value="1" calcext:value-type="float">
            <text:p>1.00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.00</text:p>
          </table:table-cell>
          <table:table-cell office:value-type="float" office:value="0.97" calcext:value-type="float">
            <text:p>0.97</text:p>
          </table:table-cell>
          <table:table-cell office:value-type="float" office:value="1.08" calcext:value-type="float">
            <text:p>1.08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4375" calcext:value-type="float">
            <text:p>23.4375</text:p>
          </table:table-cell>
          <table:table-cell office:value-type="float" office:value="2.19127" calcext:value-type="float">
            <text:p>2.19</text:p>
          </table:table-cell>
          <table:table-cell office:value-type="float" office:value="0.0529929666666667" calcext:value-type="float">
            <text:p>0.05</text:p>
          </table:table-cell>
          <table:table-cell office:value-type="float" office:value="2.18459" calcext:value-type="float">
            <text:p>2.18</text:p>
          </table:table-cell>
          <table:table-cell office:value-type="float" office:value="2.358075" calcext:value-type="float">
            <text:p>2.36</text:p>
          </table:table-cell>
          <table:table-cell office:value-type="float" office:value="4.549345" calcext:value-type="float">
            <text:p>4.55</text:p>
          </table:table-cell>
          <table:table-cell office:value-type="float" office:value="2.27107" calcext:value-type="float">
            <text:p>2.27</text:p>
          </table:table-cell>
          <table:table-cell office:value-type="float" office:value="0.0523327" calcext:value-type="float">
            <text:p>0.05</text:p>
          </table:table-cell>
          <table:table-cell office:value-type="float" office:value="0.106282" calcext:value-type="float">
            <text:p>0.11</text:p>
          </table:table-cell>
          <table:table-cell office:value-type="float" office:value="0.7997635" calcext:value-type="float">
            <text:p>0.80</text:p>
          </table:table-cell>
          <table:table-cell office:value-type="float" office:value="14" calcext:value-type="float">
            <text:p>14.00</text:p>
          </table:table-cell>
          <table:table-cell office:value-type="float" office:value="0.9972835" calcext:value-type="float">
            <text:p>1.00</text:p>
          </table:table-cell>
          <table:table-cell office:value-type="float" office:value="3.2683535" calcext:value-type="float">
            <text:p>3.27</text:p>
          </table:table-cell>
          <table:table-cell office:value-type="float" office:value="0.93" calcext:value-type="float">
            <text:p>0.93</text:p>
          </table:table-cell>
          <table:table-cell office:value-type="float" office:value="0.48" calcext:value-type="float">
            <text:p>0.48</text:p>
          </table:table-cell>
          <table:table-cell office:value-type="float" office:value="0.91" calcext:value-type="float">
            <text:p>0.91</text:p>
          </table:table-cell>
          <table:table-cell office:value-type="float" office:value="0.28" calcext:value-type="float">
            <text:p>0.28</text:p>
          </table:table-cell>
          <table:table-cell office:value-type="float" office:value="2.5" calcext:value-type="float">
            <text:p>2.50</text:p>
          </table:table-cell>
          <table:table-cell office:value-type="float" office:value="2.73" calcext:value-type="float">
            <text:p>2.73</text:p>
          </table:table-cell>
          <table:table-cell office:value-type="float" office:value="2.36" calcext:value-type="float">
            <text:p>2.36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296875" calcext:value-type="float">
            <text:p>2.9296875</text:p>
          </table:table-cell>
          <table:table-cell office:value-type="float" office:value="16.5062" calcext:value-type="float">
            <text:p>16.51</text:p>
          </table:table-cell>
          <table:table-cell office:value-type="float" office:value="0.316028" calcext:value-type="float">
            <text:p>0.32</text:p>
          </table:table-cell>
          <table:table-cell office:value-type="float" office:value="0.329899333333333" calcext:value-type="float">
            <text:p>0.33</text:p>
          </table:table-cell>
          <table:table-cell office:value-type="float" office:value="0.674801" calcext:value-type="float">
            <text:p>0.67</text:p>
          </table:table-cell>
          <table:table-cell office:value-type="float" office:value="17.181001" calcext:value-type="float">
            <text:p>17.18</text:p>
          </table:table-cell>
          <table:table-cell office:value-type="float" office:value="16.6489" calcext:value-type="float">
            <text:p>16.65</text:p>
          </table:table-cell>
          <table:table-cell office:value-type="float" office:value="0.327382666666667" calcext:value-type="float">
            <text:p>0.33</text:p>
          </table:table-cell>
          <table:table-cell office:value-type="float" office:value="0.114307333333333" calcext:value-type="float">
            <text:p>0.11</text:p>
          </table:table-cell>
          <table:table-cell office:value-type="float" office:value="0.202486" calcext:value-type="float">
            <text:p>0.20</text:p>
          </table:table-cell>
          <table:table-cell office:value-type="float" office:value="26" calcext:value-type="float">
            <text:p>26.00</text:p>
          </table:table-cell>
          <table:table-cell office:value-type="float" office:value="0.640287" calcext:value-type="float">
            <text:p>0.64</text:p>
          </table:table-cell>
          <table:table-cell office:value-type="float" office:value="17.289187" calcext:value-type="float">
            <text:p>17.29</text:p>
          </table:table-cell>
          <table:table-cell office:value-type="float" office:value="0.49" calcext:value-type="float">
            <text:p>0.49</text:p>
          </table:table-cell>
          <table:table-cell office:value-type="float" office:value="0.02" calcext:value-type="float">
            <text:p>0.02</text:p>
          </table:table-cell>
          <table:table-cell office:value-type="float" office:value="0.49" calcext:value-type="float">
            <text:p>0.49</text:p>
          </table:table-cell>
          <table:table-cell office:value-type="float" office:value="0.02" calcext:value-type="float">
            <text:p>0.02</text:p>
          </table:table-cell>
          <table:table-cell office:value-type="float" office:value="1.05" calcext:value-type="float">
            <text:p>1.05</text:p>
          </table:table-cell>
          <table:table-cell office:value-type="float" office:value="1.63" calcext:value-type="float">
            <text:p>1.63</text:p>
          </table:table-cell>
          <table:table-cell office:value-type="float" office:value="1.05" calcext:value-type="float">
            <text:p>1.0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662109375" calcext:value-type="float">
            <text:p>0.3662109375</text:p>
          </table:table-cell>
          <table:table-cell office:value-type="float" office:value="141.675" calcext:value-type="float">
            <text:p>141.68</text:p>
          </table:table-cell>
          <table:table-cell office:value-type="float" office:value="3.18299666666667" calcext:value-type="float">
            <text:p>3.18</text:p>
          </table:table-cell>
          <table:table-cell office:value-type="float" office:value="0.121369333333333" calcext:value-type="float">
            <text:p>0.12</text:p>
          </table:table-cell>
          <table:table-cell office:value-type="float" office:value="3.346425" calcext:value-type="float">
            <text:p>3.35</text:p>
          </table:table-cell>
          <table:table-cell office:value-type="float" office:value="145.021425" calcext:value-type="float">
            <text:p>145.02</text:p>
          </table:table-cell>
          <table:table-cell office:value-type="float" office:value="318.215" calcext:value-type="float">
            <text:p>318.22</text:p>
          </table:table-cell>
          <table:table-cell office:value-type="float" office:value="3.05592" calcext:value-type="float">
            <text:p>3.06</text:p>
          </table:table-cell>
          <table:table-cell office:value-type="float" office:value="0.14154" calcext:value-type="float">
            <text:p>0.14</text:p>
          </table:table-cell>
          <table:table-cell office:value-type="float" office:value="0.123223" calcext:value-type="float">
            <text:p>0.12</text:p>
          </table:table-cell>
          <table:table-cell office:value-type="float" office:value="80" calcext:value-type="float">
            <text:p>80.00</text:p>
          </table:table-cell>
          <table:table-cell office:value-type="float" office:value="3.37511" calcext:value-type="float">
            <text:p>3.38</text:p>
          </table:table-cell>
          <table:table-cell office:value-type="float" office:value="321.59011" calcext:value-type="float">
            <text:p>321.5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1.03" calcext:value-type="float">
            <text:p>1.03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45" calcext:value-type="float">
            <text:p>0.45</text:p>
          </table:table-cell>
        </table:table-row>
        <calcext:conditional-formats>
          <calcext:conditional-format calcext:target-range-address="'GPU aos'.N3:'GPU aos'.N7">
            <calcext:color-scale>
              <calcext:color-scale-entry calcext:value="0" calcext:type="minimum" calcext:color="#ffa6a6"/>
              <calcext:color-scale-entry calcext:value="0" calcext:type="maximum" calcext:color="#eeeeee"/>
            </calcext:color-scale>
          </calcext:conditional-format>
          <calcext:conditional-format calcext:target-range-address="'GPU aos'.T3:'GPU aos'.T7">
            <calcext:color-scale>
              <calcext:color-scale-entry calcext:value="0" calcext:type="minimum" calcext:color="#eeeeee"/>
              <calcext:color-scale-entry calcext:value="0" calcext:type="maximum" calcext:color="#ffa6a6"/>
            </calcext:color-scale>
          </calcext:conditional-format>
          <calcext:conditional-format calcext:target-range-address="'GPU aos'.S3:'GPU aos'.S7">
            <calcext:color-scale>
              <calcext:color-scale-entry calcext:value="0" calcext:type="minimum" calcext:color="#eeeeee"/>
              <calcext:color-scale-entry calcext:value="0" calcext:type="maximum" calcext:color="#ffa6a6"/>
            </calcext:color-scale>
          </calcext:conditional-format>
        </calcext:conditional-formats>
      </table:table>
      <table:table table:name="GPU red (box)" table:style-name="ta1">
        <table:shapes>
          <draw:frame draw:z-index="0" draw:style-name="gr1" draw:text-style-name="P1" svg:width="4.6567in" svg:height="3.7539in" svg:x="1.0492in" svg:y="1.4953in">
            <draw:object draw:notify-on-update-of-ranges="'GPU red (box)'.A3:'GPU red (box)'.A7 'GPU red (box)'.C1:'GPU red (box)'.C1 'GPU red (box)'.G3:'GPU red (box)'.G7 'GPU red (box)'.H1:'GPU red (box)'.H1 'GPU red (box)'.N3:'GPU red (box)'.N7 'GPU aos'.H1:'GPU aos'.H1 'GPU aos'.N3:'GPU aos'.N7 'GPU soa'.H1:'GPU soa'.H1 'GPU soa'.N3:'GPU soa'.N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4.9343in" svg:height="3.2028in" svg:x="6.6413in" svg:y="4.3783in">
            <draw:object draw:notify-on-update-of-ranges="'GPU red (box)'.A3:'GPU red (box)'.A7 'GPU red (box)'.J2:'GPU red (box)'.J2 'GPU red (box)'.J3:'GPU red (box)'.J7 'GPU red (box)'.K2:'GPU red (box)'.K2 'GPU red (box)'.K3:'GPU red (box)'.K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5.0386in" svg:height="3.0327in" svg:x="6.5843in" svg:y="1.2862in">
            <draw:object draw:notify-on-update-of-ranges="'GPU soa'.A3:'GPU soa'.A7 'GPU soa'.J2:'GPU soa'.J2 'GPU soa'.J3:'GPU soa'.J7 'GPU soa'.K2:'GPU soa'.K2 'GPU soa'.K3:'GPU soa'.K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4.0394in" svg:height="2.272in" svg:x="12.2563in" svg:y="1.4299in">
            <draw:object draw:notify-on-update-of-ranges="'GPU red (box)'.A3:'GPU red (box)'.A7 'GPU soa'.H1:'GPU soa'.H1 'GPU soa'.J3:'GPU soa'.J7 'GPU red (box)'.H1:'GPU red (box)'.H1 'GPU red (box)'.J3:'GPU red (box)'.J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4.0394in" svg:height="2.272in" svg:x="12.2531in" svg:y="3.8594in">
            <draw:object draw:notify-on-update-of-ranges="'GPU red (box)'.A3:'GPU red (box)'.A7 'GPU soa'.H1:'GPU soa'.H1 'GPU soa'.K3:'GPU soa'.K7 'GPU red (box)'.H1:'GPU red (box)'.H1 'GPU red (box)'.K3:'GPU red (box)'.K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4" table:number-columns-repeated="2" table:default-cell-style-name="ce8"/>
        <table:table-column table:style-name="co4" table:number-columns-repeated="11" table:default-cell-style-name="ce13"/>
        <table:table-column table:style-name="co4" table:default-cell-style-name="ce31"/>
        <table:table-column table:style-name="co4" table:number-columns-repeated="4" table:default-cell-style-name="ce13"/>
        <table:table-column table:style-name="co4" table:default-cell-style-name="ce32"/>
        <table:table-column table:style-name="co4" table:default-cell-style-name="ce33"/>
        <table:table-column table:style-name="co4" table:number-columns-repeated="2" table:default-cell-style-name="ce13"/>
        <table:table-row table:style-name="ro1">
          <table:table-cell office:value-type="string" calcext:value-type="string" table:number-columns-spanned="1" table:number-rows-spanned="2">
            <text:p>Level</text:p>
          </table:table-cell>
          <table:table-cell table:style-name="ce15" office:value-type="string" calcext:value-type="string" table:number-columns-spanned="1" table:number-rows-spanned="2">
            <text:p>Avg Density</text:p>
          </table:table-cell>
          <table:table-cell table:style-name="ce17" office:value-type="string" calcext:value-type="string" table:number-columns-spanned="5" table:number-rows-spanned="1">
            <text:p>Running Time CPU</text:p>
          </table:table-cell>
          <table:covered-table-cell table:style-name="ce21"/>
          <table:covered-table-cell table:number-columns-repeated="3" table:style-name="ce8"/>
          <table:table-cell table:style-name="ce23" office:value-type="string" calcext:value-type="string" table:number-columns-spanned="7" table:number-rows-spanned="1">
            <text:p>Running Time GPU (Redundant)</text:p>
          </table:table-cell>
          <table:covered-table-cell table:style-name="ce21"/>
          <table:covered-table-cell table:number-columns-repeated="5" table:style-name="ce8"/>
          <table:table-cell table:style-name="ce17" office:value-type="string" calcext:value-type="string" table:number-columns-spanned="2" table:number-rows-spanned="1">
            <text:p>NF Share CPU</text:p>
          </table:table-cell>
          <table:covered-table-cell table:style-name="ce8"/>
          <table:table-cell table:style-name="ce23" office:value-type="string" calcext:value-type="string" table:number-columns-spanned="2" table:number-rows-spanned="1">
            <text:p>NF Share GPU</text:p>
          </table:table-cell>
          <table:covered-table-cell table:style-name="ce8"/>
          <table:table-cell table:style-name="ce25" office:value-type="string" calcext:value-type="string" table:number-columns-spanned="4" table:number-rows-spanned="1">
            <text:p>SpeedUp</text:p>
          </table:table-cell>
          <table:covered-table-cell table:style-name="ce25"/>
          <table:covered-table-cell table:number-columns-repeated="2" table:style-name="ce8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reComputation</text:p>
          </table:table-cell>
          <table:table-cell table:style-name="ce8" office:value-type="string" calcext:value-type="string">
            <text:p>FF</text:p>
          </table:table-cell>
          <table:table-cell table:style-name="ce8" office:value-type="string" calcext:value-type="string">
            <text:p>NF</text:p>
          </table:table-cell>
          <table:table-cell table:style-name="ce8" office:value-type="string" calcext:value-type="string">
            <text:p>Computaion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PreComputation</text:p>
          </table:table-cell>
          <table:table-cell table:style-name="ce8" office:value-type="string" calcext:value-type="string">
            <text:p>FF</text:p>
          </table:table-cell>
          <table:table-cell table:style-name="ce8" office:value-type="string" calcext:value-type="string">
            <text:p>NF collection</text:p>
          </table:table-cell>
          <table:table-cell table:style-name="ce8" office:value-type="string" calcext:value-type="string">
            <text:p>NF comp</text:p>
          </table:table-cell>
          <table:table-cell table:style-name="ce8" office:value-type="string" calcext:value-type="string">
            <text:p>NF mem</text:p>
          </table:table-cell>
          <table:table-cell table:style-name="ce8" office:value-type="string" calcext:value-type="string">
            <text:p>Computaion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Nfshare / com</text:p>
          </table:table-cell>
          <table:table-cell table:style-name="ce8" office:value-type="string" calcext:value-type="string">
            <text:p>Nfshare / tot</text:p>
          </table:table-cell>
          <table:table-cell table:style-name="ce8" office:value-type="string" calcext:value-type="string">
            <text:p>Nfshare / com</text:p>
          </table:table-cell>
          <table:table-cell table:style-name="ce8" office:value-type="string" calcext:value-type="string">
            <text:p>Nfshare / tot</text:p>
          </table:table-cell>
          <table:table-cell table:style-name="ce8" office:value-type="string" calcext:value-type="string">
            <text:p>NF</text:p>
          </table:table-cell>
          <table:table-cell table:style-name="ce8" office:value-type="string" calcext:value-type="string">
            <text:p>NF(computation only)</text:p>
          </table:table-cell>
          <table:table-cell table:style-name="ce8" office:value-type="string" calcext:value-type="string">
            <text:p>total computations</text:p>
          </table:table-cell>
          <table:table-cell table:style-name="ce8" office:value-type="string" calcext:value-type="string">
            <text:p>Tot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0.312559" calcext:value-type="float">
            <text:p>0.31</text:p>
          </table:table-cell>
          <table:table-cell office:value-type="float" office:value="0.00055373325" calcext:value-type="float">
            <text:p>0.00</text:p>
          </table:table-cell>
          <table:table-cell office:value-type="float" office:value="143.001666666667" calcext:value-type="float">
            <text:p>143.00</text:p>
          </table:table-cell>
          <table:table-cell office:value-type="float" office:value="143.01" calcext:value-type="float">
            <text:p>143.01</text:p>
          </table:table-cell>
          <table:table-cell office:value-type="float" office:value="143.322559" calcext:value-type="float">
            <text:p>143.32</text:p>
          </table:table-cell>
          <table:table-cell office:value-type="float" office:value="0.290136" calcext:value-type="float">
            <text:p>0.29</text:p>
          </table:table-cell>
          <table:table-cell office:value-type="float" office:value="0.00059300675" calcext:value-type="float">
            <text:p>0.00</text:p>
          </table:table-cell>
          <table:table-cell office:value-type="float" office:value="0.746418" calcext:value-type="float">
            <text:p>0.75</text:p>
          </table:table-cell>
          <table:table-cell office:value-type="float" office:value="377.143" calcext:value-type="float">
            <text:p>377.14</text:p>
          </table:table-cell>
          <table:table-cell office:value-type="float" office:value="257" calcext:value-type="float">
            <text:p>257.00</text:p>
          </table:table-cell>
          <table:table-cell office:value-type="float" office:value="377.902" calcext:value-type="float">
            <text:p>377.90</text:p>
          </table:table-cell>
          <table:table-cell office:value-type="float" office:value="378.192136" calcext:value-type="float">
            <text:p>378.19</text:p>
          </table:table-cell>
          <table:table-cell table:number-columns-repeated="4" office:value-type="float" office:value="1" calcext:value-type="float">
            <text:p>1.00</text:p>
          </table:table-cell>
          <table:table-cell table:number-columns-repeated="4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.5" calcext:value-type="float">
            <text:p>187.5</text:p>
          </table:table-cell>
          <table:table-cell office:value-type="float" office:value="0.482734" calcext:value-type="float">
            <text:p>0.48</text:p>
          </table:table-cell>
          <table:table-cell office:value-type="float" office:value="0.0047735" calcext:value-type="float">
            <text:p>0.00</text:p>
          </table:table-cell>
          <table:table-cell office:value-type="float" office:value="17.5197" calcext:value-type="float">
            <text:p>17.52</text:p>
          </table:table-cell>
          <table:table-cell office:value-type="float" office:value="17.5367" calcext:value-type="float">
            <text:p>17.54</text:p>
          </table:table-cell>
          <table:table-cell office:value-type="float" office:value="18.019434" calcext:value-type="float">
            <text:p>18.02</text:p>
          </table:table-cell>
          <table:table-cell office:value-type="float" office:value="0.5126135" calcext:value-type="float">
            <text:p>0.51</text:p>
          </table:table-cell>
          <table:table-cell office:value-type="float" office:value="0.004892945" calcext:value-type="float">
            <text:p>0.00</text:p>
          </table:table-cell>
          <table:table-cell office:value-type="float" office:value="0.579484" calcext:value-type="float">
            <text:p>0.58</text:p>
          </table:table-cell>
          <table:table-cell office:value-type="float" office:value="17.6305" calcext:value-type="float">
            <text:p>17.63</text:p>
          </table:table-cell>
          <table:table-cell office:value-type="float" office:value="257" calcext:value-type="float">
            <text:p>257.00</text:p>
          </table:table-cell>
          <table:table-cell office:value-type="float" office:value="18.2255" calcext:value-type="float">
            <text:p>18.23</text:p>
          </table:table-cell>
          <table:table-cell office:value-type="float" office:value="18.7381135" calcext:value-type="float">
            <text:p>18.74</text:p>
          </table:table-cell>
          <table:table-cell office:value-type="float" office:value="1" calcext:value-type="float">
            <text:p>1.00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.00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4375" calcext:value-type="float">
            <text:p>23.4375</text:p>
          </table:table-cell>
          <table:table-cell office:value-type="float" office:value="2.19127" calcext:value-type="float">
            <text:p>2.19</text:p>
          </table:table-cell>
          <table:table-cell office:value-type="float" office:value="0.0529929666666667" calcext:value-type="float">
            <text:p>0.05</text:p>
          </table:table-cell>
          <table:table-cell office:value-type="float" office:value="2.18459" calcext:value-type="float">
            <text:p>2.18</text:p>
          </table:table-cell>
          <table:table-cell office:value-type="float" office:value="2.358075" calcext:value-type="float">
            <text:p>2.36</text:p>
          </table:table-cell>
          <table:table-cell office:value-type="float" office:value="4.549345" calcext:value-type="float">
            <text:p>4.55</text:p>
          </table:table-cell>
          <table:table-cell office:value-type="float" office:value="2.300915" calcext:value-type="float">
            <text:p>2.30</text:p>
          </table:table-cell>
          <table:table-cell office:value-type="float" office:value="0.0523327" calcext:value-type="float">
            <text:p>0.05</text:p>
          </table:table-cell>
          <table:table-cell office:value-type="float" office:value="0.571616" calcext:value-type="float">
            <text:p>0.57</text:p>
          </table:table-cell>
          <table:table-cell office:value-type="float" office:value="0.791201" calcext:value-type="float">
            <text:p>0.79</text:p>
          </table:table-cell>
          <table:table-cell office:value-type="float" office:value="259" calcext:value-type="float">
            <text:p>259.00</text:p>
          </table:table-cell>
          <table:table-cell office:value-type="float" office:value="1.428345" calcext:value-type="float">
            <text:p>1.43</text:p>
          </table:table-cell>
          <table:table-cell office:value-type="float" office:value="3.72926" calcext:value-type="float">
            <text:p>3.73</text:p>
          </table:table-cell>
          <table:table-cell office:value-type="float" office:value="0.93" calcext:value-type="float">
            <text:p>0.93</text:p>
          </table:table-cell>
          <table:table-cell office:value-type="float" office:value="0.48" calcext:value-type="float">
            <text:p>0.48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 office:value-type="float" office:value="1.6" calcext:value-type="float">
            <text:p>1.60</text:p>
          </table:table-cell>
          <table:table-cell office:value-type="float" office:value="2.76" calcext:value-type="float">
            <text:p>2.76</text:p>
          </table:table-cell>
          <table:table-cell office:value-type="float" office:value="1.65" calcext:value-type="float">
            <text:p>1.65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296875" calcext:value-type="float">
            <text:p>2.9296875</text:p>
          </table:table-cell>
          <table:table-cell office:value-type="float" office:value="16.5062" calcext:value-type="float">
            <text:p>16.51</text:p>
          </table:table-cell>
          <table:table-cell office:value-type="float" office:value="0.316028" calcext:value-type="float">
            <text:p>0.32</text:p>
          </table:table-cell>
          <table:table-cell office:value-type="float" office:value="0.329899333333333" calcext:value-type="float">
            <text:p>0.33</text:p>
          </table:table-cell>
          <table:table-cell office:value-type="float" office:value="0.674801" calcext:value-type="float">
            <text:p>0.67</text:p>
          </table:table-cell>
          <table:table-cell office:value-type="float" office:value="17.181001" calcext:value-type="float">
            <text:p>17.18</text:p>
          </table:table-cell>
          <table:table-cell office:value-type="float" office:value="16.75" calcext:value-type="float">
            <text:p>16.75</text:p>
          </table:table-cell>
          <table:table-cell office:value-type="float" office:value="0.33" calcext:value-type="float">
            <text:p>0.33</text:p>
          </table:table-cell>
          <table:table-cell office:value-type="float" office:value="0.49" calcext:value-type="float">
            <text:p>0.49</text:p>
          </table:table-cell>
          <table:table-cell office:value-type="float" office:value="0.21" calcext:value-type="float">
            <text:p>0.21</text:p>
          </table:table-cell>
          <table:table-cell office:value-type="float" office:value="256" calcext:value-type="float">
            <text:p>256.00</text:p>
          </table:table-cell>
          <table:table-cell office:value-type="float" office:value="1.01" calcext:value-type="float">
            <text:p>1.01</text:p>
          </table:table-cell>
          <table:table-cell office:value-type="float" office:value="17.76" calcext:value-type="float">
            <text:p>17.76</text:p>
          </table:table-cell>
          <table:table-cell office:value-type="float" office:value="0.49" calcext:value-type="float">
            <text:p>0.49</text:p>
          </table:table-cell>
          <table:table-cell office:value-type="float" office:value="0.02" calcext:value-type="float">
            <text:p>0.02</text:p>
          </table:table-cell>
          <table:table-cell office:value-type="float" office:value="0.69" calcext:value-type="float">
            <text:p>0.69</text:p>
          </table:table-cell>
          <table:table-cell office:value-type="float" office:value="0.04" calcext:value-type="float">
            <text:p>0.04</text:p>
          </table:table-cell>
          <table:table-cell office:value-type="float" office:value="0.47" calcext:value-type="float">
            <text:p>0.47</text:p>
          </table:table-cell>
          <table:table-cell office:value-type="float" office:value="1.57" calcext:value-type="float">
            <text:p>1.57</text:p>
          </table:table-cell>
          <table:table-cell office:value-type="float" office:value="0.67" calcext:value-type="float">
            <text:p>0.6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662109375" calcext:value-type="float">
            <text:p>0.3662109375</text:p>
          </table:table-cell>
          <table:table-cell office:value-type="float" office:value="141.675" calcext:value-type="float">
            <text:p>141.68</text:p>
          </table:table-cell>
          <table:table-cell office:value-type="float" office:value="3.18299666666667" calcext:value-type="float">
            <text:p>3.18</text:p>
          </table:table-cell>
          <table:table-cell office:value-type="float" office:value="0.121369333333333" calcext:value-type="float">
            <text:p>0.12</text:p>
          </table:table-cell>
          <table:table-cell office:value-type="float" office:value="3.346425" calcext:value-type="float">
            <text:p>3.35</text:p>
          </table:table-cell>
          <table:table-cell office:value-type="float" office:value="145.021425" calcext:value-type="float">
            <text:p>145.02</text:p>
          </table:table-cell>
          <table:table-cell office:value-type="float" office:value="135.897" calcext:value-type="float">
            <text:p>135.90</text:p>
          </table:table-cell>
          <table:table-cell office:value-type="float" office:value="3.05592" calcext:value-type="float">
            <text:p>3.06</text:p>
          </table:table-cell>
          <table:table-cell office:value-type="float" office:value="0.274023" calcext:value-type="float">
            <text:p>0.27</text:p>
          </table:table-cell>
          <table:table-cell office:value-type="float" office:value="0.125828" calcext:value-type="float">
            <text:p>0.13</text:p>
          </table:table-cell>
          <table:table-cell office:value-type="float" office:value="109" calcext:value-type="float">
            <text:p>109.00</text:p>
          </table:table-cell>
          <table:table-cell office:value-type="float" office:value="3.46499" calcext:value-type="float">
            <text:p>3.46</text:p>
          </table:table-cell>
          <table:table-cell office:value-type="float" office:value="139.36199" calcext:value-type="float">
            <text:p>139.3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1.04" calcext:value-type="float">
            <text:p>1.04</text:p>
          </table:table-cell>
        </table:table-row>
        <calcext:conditional-formats>
          <calcext:conditional-format calcext:target-range-address="'GPU red (box)'.N3:'GPU red (box)'.N7">
            <calcext:color-scale>
              <calcext:color-scale-entry calcext:value="0" calcext:type="minimum" calcext:color="#ffa6a6"/>
              <calcext:color-scale-entry calcext:value="0" calcext:type="maximum" calcext:color="#eeeeee"/>
            </calcext:color-scale>
          </calcext:conditional-format>
          <calcext:conditional-format calcext:target-range-address="'GPU red (box)'.T3:'GPU red (box)'.T7">
            <calcext:color-scale>
              <calcext:color-scale-entry calcext:value="0" calcext:type="minimum" calcext:color="#eeeeee"/>
              <calcext:color-scale-entry calcext:value="0" calcext:type="maximum" calcext:color="#ffa6a6"/>
            </calcext:color-scale>
          </calcext:conditional-format>
          <calcext:conditional-format calcext:target-range-address="'GPU red (box)'.S3:'GPU red (box)'.S7">
            <calcext:color-scale>
              <calcext:color-scale-entry calcext:value="0" calcext:type="minimum" calcext:color="#eeeeee"/>
              <calcext:color-scale-entry calcext:value="0" calcext:type="maximum" calcext:color="#ffa6a6"/>
            </calcext:color-scale>
          </calcext:conditional-format>
        </calcext:conditional-formats>
      </table:table>
      <table:table table:name="all X" table:style-name="ta1">
        <table:shapes>
          <draw:frame draw:z-index="0" draw:style-name="gr1" draw:text-style-name="P1" svg:width="6.2988in" svg:height="3.5429in" svg:x="0.3362in" svg:y="1.974in">
            <draw:object draw:notify-on-update-of-ranges="'all X'.A3:'all X'.A7 'all X'.B2:'all X'.B2 'all X'.B3:'all X'.B7 'all X'.E2:'all X'.E2 'all X'.E3:'all X'.E7 'all X'.C2:'all X'.C2 'all X'.C3:'all X'.C7 'all X'.D2:'all X'.D2 'all X'.D3:'all X'.D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9.574in" svg:y="1.8169in">
            <draw:object draw:notify-on-update-of-ranges="'all X'.L3:'all X'.L7 'all X'.M2:'all X'.M2 'all X'.M3:'all X'.M7 'all X'.N2:'all X'.N2 'all X'.N3:'all X'.N7 'all X'.O2:'all X'.O2 'all X'.O3:'all X'.O7 'all X'.P2:'all X'.P2 'all X'.P3:'all X'.P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.0055in" svg:height="2.0496in" svg:x="16.0327in" svg:y="1.5583in">
            <draw:object draw:notify-on-update-of-ranges="'all X'.R3:'all X'.R7 'all X'.S3:'all X'.S7 'all X'.T3:'all X'.T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38"/>
        <table:table-column table:style-name="co1" table:number-columns-repeated="7" table:default-cell-style-name="Default"/>
        <table:table-column table:style-name="co1" table:number-columns-repeated="4" table:default-cell-style-name="ce38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ith collection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without collection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style-name="ce40" office:value-type="string" calcext:value-type="string">
            <text:p>NF CPU</text:p>
          </table:table-cell>
          <table:table-cell table:style-name="ce41" office:value-type="string" calcext:value-type="string">
            <text:p>NF GPU SoA</text:p>
          </table:table-cell>
          <table:table-cell table:style-name="ce41" office:value-type="string" calcext:value-type="string">
            <text:p>NF GPU AoS</text:p>
          </table:table-cell>
          <table:table-cell table:style-name="ce41" office:value-type="string" calcext:value-type="string">
            <text:p>NF GPU Red (box)</text:p>
          </table:table-cell>
          <table:table-cell table:style-name="ce41" office:value-type="string" calcext:value-type="string">
            <text:p>NF GPU Red (prt)</text:p>
          </table:table-cell>
          <table:table-cell table:style-name="ce43" office:value-type="string" calcext:value-type="string">
            <text:p>X</text:p>
          </table:table-cell>
          <table:table-cell table:style-name="ce43" table:number-columns-repeated="2"/>
          <table:table-cell table:number-columns-repeated="2"/>
          <table:table-cell office:value-type="string" calcext:value-type="string">
            <text:p>N</text:p>
          </table:table-cell>
          <table:table-cell table:style-name="ce44" office:value-type="string" calcext:value-type="string">
            <text:p>NF CPU</text:p>
          </table:table-cell>
          <table:table-cell table:style-name="ce41" office:value-type="string" calcext:value-type="string">
            <text:p>NF GPU SoA</text:p>
          </table:table-cell>
          <table:table-cell table:style-name="ce41" office:value-type="string" calcext:value-type="string">
            <text:p>NF GPU AoS</text:p>
          </table:table-cell>
          <table:table-cell table:style-name="ce41" office:value-type="string" calcext:value-type="string">
            <text:p>NF GPU Red (box)</text:p>
          </table:table-cell>
          <table:table-cell table:style-name="ce41" office:value-type="string" calcext:value-type="string">
            <text:p>NF GPU Red (prt)</text:p>
          </table:table-cell>
          <table:table-cell table:style-name="ce43" office:value-type="string" calcext:value-type="string">
            <text:p>X</text:p>
          </table:table-cell>
          <table:table-cell table:style-name="ce43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/2)*(143.006+146.845)" office:value-type="float" office:value="144.9255" calcext:value-type="float">
            <text:p>144.9255</text:p>
          </table:table-cell>
          <table:table-cell table:formula="of:=[$'GPU soa'.J3]+[$'GPU soa'.K3]" office:value-type="float" office:value="378.7018685" calcext:value-type="float">
            <text:p>378.7018685</text:p>
          </table:table-cell>
          <table:table-cell table:formula="of:=[$'GPU aos'.J3]+[$'GPU aos'.K3]" office:value-type="float" office:value="352.466066" calcext:value-type="float">
            <text:p>352.466066</text:p>
          </table:table-cell>
          <table:table-cell table:formula="of:=[$'GPU red (box)'.K3]+[$'GPU red (box)'.J3]" office:value-type="float" office:value="377.889418" calcext:value-type="float">
            <text:p>377.89</text:p>
          </table:table-cell>
          <table:table-cell/>
          <table:table-cell table:formula="of:=ROUND([.$B3]/[.C3];2)" office:value-type="float" office:value="0.38" calcext:value-type="float">
            <text:p>0.38</text:p>
          </table:table-cell>
          <table:table-cell table:formula="of:=ROUND([.$B3]/[.D3];2)" office:value-type="float" office:value="0.41" calcext:value-type="float">
            <text:p>0.41</text:p>
          </table:table-cell>
          <table:table-cell table:formula="of:=ROUND([.$B3]/[.E3];2)" office:value-type="float" office:value="0.38" calcext:value-type="float">
            <text:p>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$'analyze 2 Level 15 6 5'.D3]" office:value-type="float" office:value="143.001666666667" calcext:value-type="float">
            <text:p>143.00</text:p>
          </table:table-cell>
          <table:table-cell table:formula="of:=[$'GPU soa'.K3]" office:value-type="float" office:value="378.5965" calcext:value-type="float">
            <text:p>378.60</text:p>
          </table:table-cell>
          <table:table-cell table:formula="of:=[$'GPU aos'.K3]" office:value-type="float" office:value="352.353" calcext:value-type="float">
            <text:p>352.35</text:p>
          </table:table-cell>
          <table:table-cell table:formula="of:=[$'GPU red (box)'.K3]" office:value-type="float" office:value="377.143" calcext:value-type="float">
            <text:p>377.14</text:p>
          </table:table-cell>
          <table:table-cell/>
          <table:table-cell table:formula="of:=ROUND([.M3]/[.N3];2)" office:value-type="float" office:value="0.38" calcext:value-type="float">
            <text:p>0.38</text:p>
          </table:table-cell>
          <table:table-cell table:formula="of:=ROUND([.M3]/[.O3];2)" office:value-type="float" office:value="0.41" calcext:value-type="float">
            <text:p>0.41</text:p>
          </table:table-cell>
          <table:table-cell table:formula="of:=ROUND([.M3]/[.P3];2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/2)*(17.0983+17.5816)" office:value-type="float" office:value="17.33995" calcext:value-type="float">
            <text:p>17.33995</text:p>
          </table:table-cell>
          <table:table-cell table:formula="of:=[$'GPU soa'.J4]+[$'GPU soa'.K4]" office:value-type="float" office:value="17.81627625" calcext:value-type="float">
            <text:p>17.81627625</text:p>
          </table:table-cell>
          <table:table-cell table:formula="of:=[$'GPU aos'.J4]+[$'GPU aos'.K4]" office:value-type="float" office:value="17.137149" calcext:value-type="float">
            <text:p>17.137149</text:p>
          </table:table-cell>
          <table:table-cell table:formula="of:=[$'GPU red (box)'.K4]+[$'GPU red (box)'.J4]" office:value-type="float" office:value="18.209984" calcext:value-type="float">
            <text:p>18.21</text:p>
          </table:table-cell>
          <table:table-cell/>
          <table:table-cell table:formula="of:=ROUND([.$B4]/[.C4];2)" office:value-type="float" office:value="0.97" calcext:value-type="float">
            <text:p>0.97</text:p>
          </table:table-cell>
          <table:table-cell table:formula="of:=ROUND([.$B4]/[.D4];2)" office:value-type="float" office:value="1.01" calcext:value-type="float">
            <text:p>1.01</text:p>
          </table:table-cell>
          <table:table-cell table:formula="of:=ROUND([.$B4]/[.E4];2)" office:value-type="float" office:value="0.95" calcext:value-type="float">
            <text:p>0.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$'analyze 2 Level 15 6 5'.D4]" office:value-type="float" office:value="17.5197" calcext:value-type="float">
            <text:p>17.52</text:p>
          </table:table-cell>
          <table:table-cell table:formula="of:=[$'GPU soa'.K4]" office:value-type="float" office:value="17.7135" calcext:value-type="float">
            <text:p>17.71</text:p>
          </table:table-cell>
          <table:table-cell table:formula="of:=[$'GPU aos'.K4]" office:value-type="float" office:value="17.0317" calcext:value-type="float">
            <text:p>17.03</text:p>
          </table:table-cell>
          <table:table-cell table:formula="of:=[$'GPU red (box)'.K4]" office:value-type="float" office:value="17.6305" calcext:value-type="float">
            <text:p>17.63</text:p>
          </table:table-cell>
          <table:table-cell/>
          <table:table-cell table:formula="of:=ROUND([.M4]/[.N4];2)" office:value-type="float" office:value="0.99" calcext:value-type="float">
            <text:p>0.99</text:p>
          </table:table-cell>
          <table:table-cell table:formula="of:=ROUND([.M4]/[.O4];2)" office:value-type="float" office:value="1.03" calcext:value-type="float">
            <text:p>1.03</text:p>
          </table:table-cell>
          <table:table-cell table:formula="of:=ROUND([.M4]/[.P4];2)" office:value-type="float" office:value="0.99" calcext:value-type="float">
            <text:p>0.99</text:p>
          </table:table-cell>
        </table:table-row>
        <table:table-row table:style-name="ro1">
          <table:table-cell table:style-name="ce39" office:value-type="float" office:value="4" calcext:value-type="float">
            <text:p>4</text:p>
          </table:table-cell>
          <table:table-cell table:formula="of:=(1/3)*(2.14471+0.40813+2.17267)" office:value-type="float" office:value="1.57517" calcext:value-type="float">
            <text:p>1.57517</text:p>
          </table:table-cell>
          <table:table-cell table:formula="of:=[$'GPU soa'.J5]+[$'GPU soa'.K5]" office:value-type="float" office:value="0.9391811" calcext:value-type="float">
            <text:p>0.9391811</text:p>
          </table:table-cell>
          <table:table-cell table:formula="of:=[$'GPU aos'.J5]+[$'GPU aos'.K5]" office:value-type="float" office:value="0.9060455" calcext:value-type="float">
            <text:p>0.9060455</text:p>
          </table:table-cell>
          <table:table-cell table:formula="of:=[$'GPU red (box)'.K5]+[$'GPU red (box)'.J5]" office:value-type="float" office:value="1.362817" calcext:value-type="float">
            <text:p>1.36</text:p>
          </table:table-cell>
          <table:table-cell/>
          <table:table-cell table:style-name="ce39" table:formula="of:=ROUND([.$B5]/[.C5];2)" office:value-type="float" office:value="1.68" calcext:value-type="float">
            <text:p>1.68</text:p>
          </table:table-cell>
          <table:table-cell table:style-name="ce39" table:formula="of:=ROUND([.$B5]/[.D5];2)" office:value-type="float" office:value="1.74" calcext:value-type="float">
            <text:p>1.74</text:p>
          </table:table-cell>
          <table:table-cell table:style-name="ce39" table:formula="of:=ROUND([.$B5]/[.E5];2)" office:value-type="float" office:value="1.16" calcext:value-type="float">
            <text:p>1.16</text:p>
          </table:table-cell>
          <table:table-cell table:number-columns-repeated="2"/>
          <table:table-cell table:style-name="ce39" office:value-type="float" office:value="4" calcext:value-type="float">
            <text:p>4</text:p>
          </table:table-cell>
          <table:table-cell table:formula="of:=[$'analyze 2 Level 15 6 5'.D5]" office:value-type="float" office:value="2.18459" calcext:value-type="float">
            <text:p>2.18</text:p>
          </table:table-cell>
          <table:table-cell table:formula="of:=[$'GPU soa'.K5]" office:value-type="float" office:value="0.8390585" calcext:value-type="float">
            <text:p>0.84</text:p>
          </table:table-cell>
          <table:table-cell table:formula="of:=[$'GPU aos'.K5]" office:value-type="float" office:value="0.7997635" calcext:value-type="float">
            <text:p>0.80</text:p>
          </table:table-cell>
          <table:table-cell table:formula="of:=[$'GPU red (box)'.K5]" office:value-type="float" office:value="0.791201" calcext:value-type="float">
            <text:p>0.79</text:p>
          </table:table-cell>
          <table:table-cell/>
          <table:table-cell table:style-name="ce39" table:formula="of:=ROUND([.M5]/[.N5];2)" office:value-type="float" office:value="2.6" calcext:value-type="float">
            <text:p>2.6</text:p>
          </table:table-cell>
          <table:table-cell table:style-name="ce39" table:formula="of:=ROUND([.M5]/[.O5];2)" office:value-type="float" office:value="2.73" calcext:value-type="float">
            <text:p>2.73</text:p>
          </table:table-cell>
          <table:table-cell table:style-name="ce39" table:formula="of:=ROUND([.M5]/[.P5];2)"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/3)*(0.322832+0.303563+0.363303)" office:value-type="float" office:value="0.329899333333333" calcext:value-type="float">
            <text:p>0.329899333333333</text:p>
          </table:table-cell>
          <table:table-cell table:formula="of:=[$'GPU soa'.J6]+[$'GPU soa'.K6]" office:value-type="float" office:value="0.305162416666667" calcext:value-type="float">
            <text:p>0.305162416666667</text:p>
          </table:table-cell>
          <table:table-cell table:formula="of:=[$'GPU aos'.J6]+[$'GPU aos'.K6]" office:value-type="float" office:value="0.316793333333333" calcext:value-type="float">
            <text:p>0.316793333333333</text:p>
          </table:table-cell>
          <table:table-cell table:formula="of:=[$'GPU red (box)'.K6]+[$'GPU red (box)'.J6]" office:value-type="float" office:value="0.7" calcext:value-type="float">
            <text:p>0.70</text:p>
          </table:table-cell>
          <table:table-cell/>
          <table:table-cell table:formula="of:=ROUND([.$B6]/[.C6];2)" office:value-type="float" office:value="1.08" calcext:value-type="float">
            <text:p>1.08</text:p>
          </table:table-cell>
          <table:table-cell table:formula="of:=ROUND([.$B6]/[.D6];2)" office:value-type="float" office:value="1.04" calcext:value-type="float">
            <text:p>1.04</text:p>
          </table:table-cell>
          <table:table-cell table:formula="of:=ROUND([.$B6]/[.E6];2)" office:value-type="float" office:value="0.47" calcext:value-type="float">
            <text:p>0.47</text:p>
          </table:table-cell>
          <table:table-cell table:number-columns-repeated="2"/>
          <table:table-cell table:style-name="ce39" office:value-type="float" office:value="5" calcext:value-type="float">
            <text:p>5</text:p>
          </table:table-cell>
          <table:table-cell table:formula="of:=[$'analyze 2 Level 15 6 5'.D6]" office:value-type="float" office:value="0.329899333333333" calcext:value-type="float">
            <text:p>0.33</text:p>
          </table:table-cell>
          <table:table-cell table:formula="of:=[$'GPU soa'.K6]" office:value-type="float" office:value="0.19605875" calcext:value-type="float">
            <text:p>0.20</text:p>
          </table:table-cell>
          <table:table-cell table:formula="of:=[$'GPU aos'.K6]" office:value-type="float" office:value="0.202486" calcext:value-type="float">
            <text:p>0.20</text:p>
          </table:table-cell>
          <table:table-cell table:formula="of:=[$'GPU red (box)'.K6]" office:value-type="float" office:value="0.21" calcext:value-type="float">
            <text:p>0.21</text:p>
          </table:table-cell>
          <table:table-cell/>
          <table:table-cell table:style-name="ce39" table:formula="of:=ROUND([.M6]/[.N6];2)" office:value-type="float" office:value="1.68" calcext:value-type="float">
            <text:p>1.68</text:p>
          </table:table-cell>
          <table:table-cell table:style-name="ce39" table:formula="of:=ROUND([.M6]/[.O6];2)" office:value-type="float" office:value="1.63" calcext:value-type="float">
            <text:p>1.63</text:p>
          </table:table-cell>
          <table:table-cell table:style-name="ce39" table:formula="of:=ROUND([.M6]/[.P6];2)"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/2)*(0.122298+0.128469)" office:value-type="float" office:value="0.1253835" calcext:value-type="float">
            <text:p>0.1253835</text:p>
          </table:table-cell>
          <table:table-cell table:formula="of:=[$'GPU soa'.J7]+[$'GPU soa'.K7]" office:value-type="float" office:value="0.283189025" calcext:value-type="float">
            <text:p>0.283189025</text:p>
          </table:table-cell>
          <table:table-cell table:formula="of:=[$'GPU aos'.J7]+[$'GPU aos'.K7]" office:value-type="float" office:value="0.264763" calcext:value-type="float">
            <text:p>0.264763</text:p>
          </table:table-cell>
          <table:table-cell table:formula="of:=[$'GPU red (box)'.K7]+[$'GPU red (box)'.J7]" office:value-type="float" office:value="0.399851" calcext:value-type="float">
            <text:p>0.40</text:p>
          </table:table-cell>
          <table:table-cell/>
          <table:table-cell table:formula="of:=ROUND([.$B7]/[.C7];2)" office:value-type="float" office:value="0.44" calcext:value-type="float">
            <text:p>0.44</text:p>
          </table:table-cell>
          <table:table-cell table:formula="of:=ROUND([.$B7]/[.D7];2)" office:value-type="float" office:value="0.47" calcext:value-type="float">
            <text:p>0.47</text:p>
          </table:table-cell>
          <table:table-cell table:formula="of:=ROUND([.$B7]/[.E7];2)" office:value-type="float" office:value="0.31" calcext:value-type="float">
            <text:p>0.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$'analyze 2 Level 15 6 5'.D7]" office:value-type="float" office:value="0.121369333333333" calcext:value-type="float">
            <text:p>0.12</text:p>
          </table:table-cell>
          <table:table-cell table:formula="of:=[$'GPU soa'.K7]" office:value-type="float" office:value="0.11904" calcext:value-type="float">
            <text:p>0.12</text:p>
          </table:table-cell>
          <table:table-cell table:formula="of:=[$'GPU aos'.K7]" office:value-type="float" office:value="0.123223" calcext:value-type="float">
            <text:p>0.12</text:p>
          </table:table-cell>
          <table:table-cell table:formula="of:=[$'GPU red (box)'.K7]" office:value-type="float" office:value="0.125828" calcext:value-type="float">
            <text:p>0.13</text:p>
          </table:table-cell>
          <table:table-cell/>
          <table:table-cell table:formula="of:=ROUND([.M7]/[.N7];2)" office:value-type="float" office:value="1.02" calcext:value-type="float">
            <text:p>1.02</text:p>
          </table:table-cell>
          <table:table-cell table:formula="of:=ROUND([.M7]/[.O7];2)" office:value-type="float" office:value="0.98" calcext:value-type="float">
            <text:p>0.98</text:p>
          </table:table-cell>
          <table:table-cell table:formula="of:=ROUND([.M7]/[.P7];2)" office:value-type="float" office:value="0.96" calcext:value-type="float">
            <text:p>0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1:39:09.322715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2T20:58:55.844831529</meta:creation-date>
    <dc:date>2025-01-26T11:39:49.776774966</dc:date>
    <meta:editing-duration>P2DT4H57M50S</meta:editing-duration>
    <meta:editing-cycles>206</meta:editing-cycles>
    <meta:generator>LibreOffice/6.4.7.2$Linux_X86_64 LibreOffice_project/40$Build-2</meta:generator>
    <meta:document-statistic meta:table-count="5" meta:cell-count="626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85cm" svg:height="9.005cm" xlink:href=".." xlink:type="simple" chart:class="chart:line" chart:column-mapping="1 0" chart:style-name="ch1">
        <chart:legend chart:legend-position="end" svg:x="7.252cm" svg:y="0.757cm" style:legend-expansion="custom" chartooo:width="5.451cm" chartooo:height="1.096cm" style:legend-expansion-aspect-ratio="4.9735401459854" chart:style-name="ch2"/>
        <chart:plot-area chart:style-name="ch3" table:cell-range-address="'analyze 2 Level 15 6 5'.A3:'analyze 2 Level 15 6 5'.A7 'analyze 2 Level 15 6 5'.K2:'analyze 2 Level 15 6 5'.K7 'analyze 2 Level 15 6 5'.G2:'analyze 2 Level 15 6 5'.G7" chart:data-source-has-labels="both" svg:x="0.152cm" svg:y="0.18cm" svg:width="13.49cm" svg:height="8.643cm">
          <chartooo:coordinate-region svg:x="0.985cm" svg:y="0.38cm" svg:width="11.929cm" svg:height="8.244cm"/>
          <chart:axis chart:dimension="x" chart:name="primary-x" chart:style-name="ch4" chartooo:axis-type="text">
            <chart:categories table:cell-range-address="'analyze 2 Level 15 6 5'.A3:'analyze 2 Level 15 6 5'.A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analyze 2 Level 15 6 5'.K3:'analyze 2 Level 15 6 5'.K7" chart:label-cell-address="'analyze 2 Level 15 6 5'.K2:'analyze 2 Level 15 6 5'.K2" chart:class="chart:line">
            <chart:data-point chart:repeated="5"/>
          </chart:series>
          <chart:series chart:attached-axis="secondary-y" chart:style-name="ch8" chart:values-cell-range-address="'analyze 2 Level 15 6 5'.G3:'analyze 2 Level 15 6 5'.G7" chart:label-cell-address="'analyze 2 Level 15 6 5'.G2:'analyze 2 Level 15 6 5'.G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Total Running Time</text:p>
                <draw:g>
                  <svg:desc>'analyze 2 Level 15 6 5'.K2:'analyze 2 Level 15 6 5'.K2</svg:desc>
                </draw:g>
              </table:table-cell>
              <table:table-cell office:value-type="string">
                <text:p>Nfshare / com</text:p>
                <draw:g>
                  <svg:desc>'analyze 2 Level 15 6 5'.G2:'analyze 2 Level 15 6 5'.G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analyze 2 Level 15 6 5'.A3:'analyze 2 Level 15 6 5'.A7</svg:desc>
                </draw:g>
              </table:table-cell>
              <table:table-cell office:value-type="float" office:value="2.1553664066467">
                <text:p>2.1553664066467</text:p>
                <draw:g>
                  <svg:desc>'analyze 2 Level 15 6 5'.K3:'analyze 2 Level 15 6 5'.K7</svg:desc>
                </draw:g>
              </table:table-cell>
              <table:table-cell office:value-type="float" office:value="1">
                <text:p>1</text:p>
                <draw:g>
                  <svg:desc>'analyze 2 Level 15 6 5'.G3:'analyze 2 Level 15 6 5'.G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24394787257468">
                <text:p>1.24394787257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72557613977115">
                <text:p>0.37255761397711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170824282493464">
                <text:p>-0.17082428249346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24581096050667">
                <text:p>0.524581096050667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34cm" svg:height="8.136cm" xlink:href=".." xlink:type="simple" chart:class="chart:bar" chart:style-name="ch1">
        <chart:title svg:x="4.583cm" svg:y="0.298cm" chart:style-name="ch2">
          <text:p>GPU Redundant</text:p>
        </chart:title>
        <chart:legend chart:legend-position="end" svg:x="9.768cm" svg:y="3.52cm" style:legend-expansion="high" chart:style-name="ch3"/>
        <chart:plot-area chart:style-name="ch4" table:cell-range-address="'GPU red (box)'.A3:'GPU red (box)'.A7 'GPU red (box)'.J2:'GPU red (box)'.K7" chart:data-source-has-labels="both" svg:x="0.25cm" svg:y="1.239cm" svg:width="9.268cm" svg:height="6.735cm">
          <chartooo:coordinate-region svg:x="1.374cm" svg:y="1.438cm" svg:width="8.144cm" svg:height="5.889cm"/>
          <chart:axis chart:dimension="x" chart:name="primary-x" chart:style-name="ch5" chartooo:axis-type="auto">
            <chartooo:date-scale/>
            <chart:categories table:cell-range-address="'GPU red (box)'.A3:'GPU red (box)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PU red (box)'.J3:'GPU red (box)'.J7" chart:label-cell-address="'GPU red (box)'.J2:'GPU red (box)'.J2" chart:class="chart:bar">
            <chart:data-point chart:repeated="5"/>
          </chart:series>
          <chart:series chart:style-name="ch9" chart:values-cell-range-address="'GPU red (box)'.K3:'GPU red (box)'.K7" chart:label-cell-address="'GPU red (box)'.K2:'GPU red (box)'.K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F collection</text:p>
                <draw:g>
                  <svg:desc>'GPU red (box)'.J2:'GPU red (box)'.J2</svg:desc>
                </draw:g>
              </table:table-cell>
              <table:table-cell office:value-type="string">
                <text:p>NF comp</text:p>
                <draw:g>
                  <svg:desc>'GPU red (box)'.K2:'GPU red (box)'.K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PU red (box)'.A3:'GPU red (box)'.A7</svg:desc>
                </draw:g>
              </table:table-cell>
              <table:table-cell office:value-type="float" office:value="0.746418">
                <text:p>0.746418</text:p>
                <draw:g>
                  <svg:desc>'GPU red (box)'.J3:'GPU red (box)'.J7</svg:desc>
                </draw:g>
              </table:table-cell>
              <table:table-cell office:value-type="float" office:value="377.143">
                <text:p>377.143</text:p>
                <draw:g>
                  <svg:desc>'GPU red (box)'.K3:'GPU red (box)'.K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79484">
                <text:p>0.579484</text:p>
              </table:table-cell>
              <table:table-cell office:value-type="float" office:value="17.6305">
                <text:p>17.63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1616">
                <text:p>0.571616</text:p>
              </table:table-cell>
              <table:table-cell office:value-type="float" office:value="0.791201">
                <text:p>0.7912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9">
                <text:p>0.4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74023">
                <text:p>0.274023</text:p>
              </table:table-cell>
              <table:table-cell office:value-type="float" office:value="0.125828">
                <text:p>0.1258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99cm" svg:height="7.704cm" xlink:href=".." xlink:type="simple" chart:class="chart:bar" chart:style-name="ch1">
        <chart:title svg:x="5.363cm" svg:y="0.29cm" chart:style-name="ch2">
          <text:p>GPU SoA</text:p>
        </chart:title>
        <chart:legend chart:legend-position="end" svg:x="10.033cm" svg:y="3.304cm" style:legend-expansion="high" chart:style-name="ch3"/>
        <chart:plot-area chart:style-name="ch4" table:cell-range-address="'GPU soa'.A3:'GPU soa'.A7 'GPU soa'.J2:'GPU soa'.K7" chart:data-source-has-labels="both" svg:x="0.255cm" svg:y="1.223cm" svg:width="9.523cm" svg:height="6.327cm">
          <chartooo:coordinate-region svg:x="1.379cm" svg:y="1.422cm" svg:width="8.399cm" svg:height="5.481cm"/>
          <chart:axis chart:dimension="x" chart:name="primary-x" chart:style-name="ch5" chartooo:axis-type="auto">
            <chartooo:date-scale/>
            <chart:categories table:cell-range-address="'GPU soa'.A3:'GPU soa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PU soa'.J3:'GPU soa'.J7" chart:label-cell-address="'GPU soa'.J2:'GPU soa'.J2" chart:class="chart:bar">
            <chart:data-point chart:repeated="5"/>
          </chart:series>
          <chart:series chart:style-name="ch9" chart:values-cell-range-address="'GPU soa'.K3:'GPU soa'.K7" chart:label-cell-address="'GPU soa'.K2:'GPU soa'.K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F collection</text:p>
                <draw:g>
                  <svg:desc>'GPU soa'.J2:'GPU soa'.J2</svg:desc>
                </draw:g>
              </table:table-cell>
              <table:table-cell office:value-type="string">
                <text:p>NF comp</text:p>
                <draw:g>
                  <svg:desc>'GPU soa'.K2:'GPU soa'.K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PU soa'.A3:'GPU soa'.A7</svg:desc>
                </draw:g>
              </table:table-cell>
              <table:table-cell office:value-type="float" office:value="0.1053685">
                <text:p>0.1053685</text:p>
                <draw:g>
                  <svg:desc>'GPU soa'.J3:'GPU soa'.J7</svg:desc>
                </draw:g>
              </table:table-cell>
              <table:table-cell office:value-type="float" office:value="378.5965">
                <text:p>378.5965</text:p>
                <draw:g>
                  <svg:desc>'GPU soa'.K3:'GPU soa'.K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0277625">
                <text:p>0.10277625</text:p>
              </table:table-cell>
              <table:table-cell office:value-type="float" office:value="17.7135">
                <text:p>17.71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01226">
                <text:p>0.1001226</text:p>
              </table:table-cell>
              <table:table-cell office:value-type="float" office:value="0.8390585">
                <text:p>0.83905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9103666666667">
                <text:p>0.109103666666667</text:p>
              </table:table-cell>
              <table:table-cell office:value-type="float" office:value="0.19605875">
                <text:p>0.196058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64149025">
                <text:p>0.164149025</text:p>
              </table:table-cell>
              <table:table-cell office:value-type="float" office:value="0.11904">
                <text:p>0.119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261cm" svg:height="5.772cm" xlink:href=".." xlink:type="simple" chart:class="chart:bar" chart:column-mapping="" chart:style-name="ch1">
        <chart:title svg:x="2.983cm" svg:y="0.251cm" chart:style-name="ch2">
          <text:p>Data Collection Time</text:p>
        </chart:title>
        <chart:legend chart:legend-position="end" svg:x="6.543cm" svg:y="1.941cm" style:legend-expansion="high" chart:style-name="ch3"/>
        <chart:plot-area chart:style-name="ch4" table:cell-range-address="'GPU red (box)'.A3:'GPU red (box)'.A7 'GPU soa'.H1:'GPU soa'.H1 'GPU soa'.J3:'GPU soa'.J7 'GPU red (box)'.H1:'GPU red (box)'.H1 'GPU red (box)'.J3:'GPU red (box)'.J7" chart:data-source-has-labels="both" svg:x="0.205cm" svg:y="1.145cm" svg:width="6.133cm" svg:height="4.512cm">
          <chartooo:coordinate-region svg:x="1.117cm" svg:y="1.344cm" svg:width="5.221cm" svg:height="3.666cm"/>
          <chart:axis chart:dimension="x" chart:name="primary-x" chart:style-name="ch5" chartooo:axis-type="auto">
            <chartooo:date-scale/>
            <chart:categories table:cell-range-address="'GPU red (box)'.A3:'GPU red (box)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PU soa'.J3:'GPU soa'.J7" chart:label-cell-address="'GPU soa'.H1:'GPU soa'.H1" chart:class="chart:bar">
            <chart:data-point chart:repeated="5"/>
          </chart:series>
          <chart:series chart:style-name="ch9" chart:values-cell-range-address="'GPU red (box)'.J3:'GPU red (box)'.J7" chart:label-cell-address="'GPU red (box)'.H1:'GPU red (box)'.H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ning Time GPU (SoA)</text:p>
                <draw:g>
                  <svg:desc>'GPU soa'.H1:'GPU soa'.H1</svg:desc>
                </draw:g>
              </table:table-cell>
              <table:table-cell office:value-type="string">
                <text:p>Running Time GPU (Redundant)</text:p>
                <draw:g>
                  <svg:desc>'GPU red (box)'.H1:'GPU red (box)'.H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PU red (box)'.A3:'GPU red (box)'.A7</svg:desc>
                </draw:g>
              </table:table-cell>
              <table:table-cell office:value-type="float" office:value="0.1053685">
                <text:p>0.1053685</text:p>
                <draw:g>
                  <svg:desc>'GPU soa'.J3:'GPU soa'.J7</svg:desc>
                </draw:g>
              </table:table-cell>
              <table:table-cell office:value-type="float" office:value="0.746418">
                <text:p>0.746418</text:p>
                <draw:g>
                  <svg:desc>'GPU red (box)'.J3:'GPU red (box)'.J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0277625">
                <text:p>0.10277625</text:p>
              </table:table-cell>
              <table:table-cell office:value-type="float" office:value="0.579484">
                <text:p>0.5794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01226">
                <text:p>0.1001226</text:p>
              </table:table-cell>
              <table:table-cell office:value-type="float" office:value="0.571616">
                <text:p>0.5716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9103666666667">
                <text:p>0.10910366666666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64149025">
                <text:p>0.164149025</text:p>
              </table:table-cell>
              <table:table-cell office:value-type="float" office:value="0.274023">
                <text:p>0.27402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261cm" svg:height="5.772cm" xlink:href=".." xlink:type="simple" chart:class="chart:bar" chart:column-mapping="" chart:style-name="ch1">
        <chart:title svg:x="3.248cm" svg:y="0.251cm" chart:style-name="ch2">
          <text:p>Computation Time</text:p>
        </chart:title>
        <chart:legend chart:legend-position="end" svg:x="6.543cm" svg:y="1.941cm" style:legend-expansion="high" chart:style-name="ch3"/>
        <chart:plot-area chart:style-name="ch4" table:cell-range-address="'GPU red (box)'.A3:'GPU red (box)'.A7 'GPU soa'.H1:'GPU soa'.H1 'GPU soa'.K3:'GPU soa'.K7 'GPU red (box)'.H1:'GPU red (box)'.H1 'GPU red (box)'.K3:'GPU red (box)'.K7" chart:data-source-has-labels="both" svg:x="0.205cm" svg:y="1.145cm" svg:width="6.133cm" svg:height="4.512cm">
          <chartooo:coordinate-region svg:x="1.673cm" svg:y="1.345cm" svg:width="4.665cm" svg:height="3.665cm"/>
          <chart:axis chart:dimension="x" chart:name="primary-x" chart:style-name="ch5" chartooo:axis-type="auto">
            <chartooo:date-scale/>
            <chart:categories table:cell-range-address="'GPU red (box)'.A3:'GPU red (box)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PU soa'.K3:'GPU soa'.K7" chart:label-cell-address="'GPU soa'.H1:'GPU soa'.H1" chart:class="chart:bar">
            <chart:data-point chart:repeated="5"/>
          </chart:series>
          <chart:series chart:style-name="ch9" chart:values-cell-range-address="'GPU red (box)'.K3:'GPU red (box)'.K7" chart:label-cell-address="'GPU red (box)'.H1:'GPU red (box)'.H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ning Time GPU (SoA)</text:p>
                <draw:g>
                  <svg:desc>'GPU soa'.H1:'GPU soa'.H1</svg:desc>
                </draw:g>
              </table:table-cell>
              <table:table-cell office:value-type="string">
                <text:p>Running Time GPU (Redundant)</text:p>
                <draw:g>
                  <svg:desc>'GPU red (box)'.H1:'GPU red (box)'.H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PU red (box)'.A3:'GPU red (box)'.A7</svg:desc>
                </draw:g>
              </table:table-cell>
              <table:table-cell office:value-type="float" office:value="378.5965">
                <text:p>378.5965</text:p>
                <draw:g>
                  <svg:desc>'GPU soa'.K3:'GPU soa'.K7</svg:desc>
                </draw:g>
              </table:table-cell>
              <table:table-cell office:value-type="float" office:value="377.143">
                <text:p>377.143</text:p>
                <draw:g>
                  <svg:desc>'GPU red (box)'.K3:'GPU red (box)'.K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.7135">
                <text:p>17.7135</text:p>
              </table:table-cell>
              <table:table-cell office:value-type="float" office:value="17.6305">
                <text:p>17.63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390585">
                <text:p>0.8390585</text:p>
              </table:table-cell>
              <table:table-cell office:value-type="float" office:value="0.791201">
                <text:p>0.7912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9605875">
                <text:p>0.1960587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1904">
                <text:p>0.11904</text:p>
              </table:table-cell>
              <table:table-cell office:value-type="float" office:value="0.125828">
                <text:p>0.12582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361cm" svg:y="3.454cm" style:legend-expansion="high" chart:style-name="ch2"/>
        <chart:plot-area chart:style-name="ch3" table:cell-range-address="'all X'.A3:'all X'.D7 'all X'.A2:'all X'.D2 'all X'.E2:'all X'.E7" chart:data-source-has-labels="both" svg:x="0.32cm" svg:y="0.18cm" svg:width="11.721cm" svg:height="8.64cm">
          <chartooo:coordinate-region svg:x="1.312cm" svg:y="0.38cm" svg:width="10.729cm" svg:height="7.793cm"/>
          <chart:axis chart:dimension="x" chart:name="primary-x" chart:style-name="ch4" chartooo:axis-type="auto">
            <chartooo:date-scale/>
            <chart:categories table:cell-range-address="'all X'.A3:'all X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ll X'.B3:'all X'.B7" chart:label-cell-address="'all X'.B2:'all X'.B2" chart:class="chart:bar">
            <chart:data-point chart:repeated="5"/>
          </chart:series>
          <chart:series chart:style-name="ch8" chart:values-cell-range-address="'all X'.E3:'all X'.E7" chart:label-cell-address="'all X'.E2:'all X'.E2" chart:class="chart:bar">
            <chart:data-point chart:repeated="5"/>
          </chart:series>
          <chart:series chart:style-name="ch9" chart:values-cell-range-address="'all X'.C3:'all X'.C7" chart:label-cell-address="'all X'.C2:'all X'.C2" chart:class="chart:bar">
            <chart:data-point chart:repeated="5"/>
          </chart:series>
          <chart:series chart:style-name="ch10" chart:values-cell-range-address="'all X'.D3:'all X'.D7" chart:label-cell-address="'all X'.D2:'all X'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F CPU</text:p>
                <draw:g>
                  <svg:desc>'all X'.B2:'all X'.B2</svg:desc>
                </draw:g>
              </table:table-cell>
              <table:table-cell office:value-type="string">
                <text:p>NF GPU Red (box)</text:p>
                <draw:g>
                  <svg:desc>'all X'.E2:'all X'.E2</svg:desc>
                </draw:g>
              </table:table-cell>
              <table:table-cell office:value-type="string">
                <text:p>NF GPU SoA</text:p>
                <draw:g>
                  <svg:desc>'all X'.C2:'all X'.C2</svg:desc>
                </draw:g>
              </table:table-cell>
              <table:table-cell office:value-type="string">
                <text:p>NF GPU AoS</text:p>
                <draw:g>
                  <svg:desc>'all X'.D2:'all X'.D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all X'.A3:'all X'.A7</svg:desc>
                </draw:g>
              </table:table-cell>
              <table:table-cell office:value-type="float" office:value="144.9255">
                <text:p>144.9255</text:p>
                <draw:g>
                  <svg:desc>'all X'.B3:'all X'.B7</svg:desc>
                </draw:g>
              </table:table-cell>
              <table:table-cell office:value-type="float" office:value="377.889418">
                <text:p>377.889418</text:p>
                <draw:g>
                  <svg:desc>'all X'.E3:'all X'.E7</svg:desc>
                </draw:g>
              </table:table-cell>
              <table:table-cell office:value-type="float" office:value="378.7018685">
                <text:p>378.7018685</text:p>
                <draw:g>
                  <svg:desc>'all X'.C3:'all X'.C7</svg:desc>
                </draw:g>
              </table:table-cell>
              <table:table-cell office:value-type="float" office:value="352.466066">
                <text:p>352.466066</text:p>
                <draw:g>
                  <svg:desc>'all X'.D3:'all X'.D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.33995">
                <text:p>17.33995</text:p>
              </table:table-cell>
              <table:table-cell office:value-type="float" office:value="18.209984">
                <text:p>18.209984</text:p>
              </table:table-cell>
              <table:table-cell office:value-type="float" office:value="17.81627625">
                <text:p>17.81627625</text:p>
              </table:table-cell>
              <table:table-cell office:value-type="float" office:value="17.137149">
                <text:p>17.1371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7517">
                <text:p>1.57517</text:p>
              </table:table-cell>
              <table:table-cell office:value-type="float" office:value="1.362817">
                <text:p>1.362817</text:p>
              </table:table-cell>
              <table:table-cell office:value-type="float" office:value="0.9391811">
                <text:p>0.9391811</text:p>
              </table:table-cell>
              <table:table-cell office:value-type="float" office:value="0.9060455">
                <text:p>0.90604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29899333333333">
                <text:p>0.329899333333333</text:p>
              </table:table-cell>
              <table:table-cell office:value-type="float" office:value="0.7">
                <text:p>0.7</text:p>
              </table:table-cell>
              <table:table-cell office:value-type="float" office:value="0.305162416666667">
                <text:p>0.305162416666667</text:p>
              </table:table-cell>
              <table:table-cell office:value-type="float" office:value="0.316793333333333">
                <text:p>0.31679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253835">
                <text:p>0.1253835</text:p>
              </table:table-cell>
              <table:table-cell office:value-type="float" office:value="0.399851">
                <text:p>0.399851</text:p>
              </table:table-cell>
              <table:table-cell office:value-type="float" office:value="0.283189025">
                <text:p>0.283189025</text:p>
              </table:table-cell>
              <table:table-cell office:value-type="float" office:value="0.264763">
                <text:p>0.2647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361cm" svg:y="3.454cm" style:legend-expansion="high" chart:style-name="ch2"/>
        <chart:plot-area chart:style-name="ch3" table:cell-range-address="'all X'.L2:'all X'.P7" chart:data-source-has-labels="both" svg:x="0.32cm" svg:y="0.18cm" svg:width="11.721cm" svg:height="8.64cm">
          <chartooo:coordinate-region svg:x="1.788cm" svg:y="0.38cm" svg:width="10.253cm" svg:height="7.793cm"/>
          <chart:axis chart:dimension="x" chart:name="primary-x" chart:style-name="ch4" chartooo:axis-type="auto">
            <chartooo:date-scale/>
            <chart:categories table:cell-range-address="'all X'.L3:'all X'.L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ll X'.M3:'all X'.M7" chart:label-cell-address="'all X'.M2:'all X'.M2" chart:class="chart:bar">
            <chart:data-point chart:repeated="5"/>
          </chart:series>
          <chart:series chart:style-name="ch8" chart:values-cell-range-address="'all X'.N3:'all X'.N7" chart:label-cell-address="'all X'.N2:'all X'.N2" chart:class="chart:bar">
            <chart:data-point chart:repeated="5"/>
          </chart:series>
          <chart:series chart:style-name="ch9" chart:values-cell-range-address="'all X'.O3:'all X'.O7" chart:label-cell-address="'all X'.O2:'all X'.O2" chart:class="chart:bar">
            <chart:data-point chart:repeated="5"/>
          </chart:series>
          <chart:series chart:style-name="ch10" chart:values-cell-range-address="'all X'.P3:'all X'.P7" chart:label-cell-address="'all X'.P2:'all X'.P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F CPU</text:p>
                <draw:g>
                  <svg:desc>'all X'.M2:'all X'.M2</svg:desc>
                </draw:g>
              </table:table-cell>
              <table:table-cell office:value-type="string">
                <text:p>NF GPU SoA</text:p>
                <draw:g>
                  <svg:desc>'all X'.N2:'all X'.N2</svg:desc>
                </draw:g>
              </table:table-cell>
              <table:table-cell office:value-type="string">
                <text:p>NF GPU AoS</text:p>
                <draw:g>
                  <svg:desc>'all X'.O2:'all X'.O2</svg:desc>
                </draw:g>
              </table:table-cell>
              <table:table-cell office:value-type="string">
                <text:p>NF GPU Red (box)</text:p>
                <draw:g>
                  <svg:desc>'all X'.P2:'all X'.P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all X'.L3:'all X'.L7</svg:desc>
                </draw:g>
              </table:table-cell>
              <table:table-cell office:value-type="float" office:value="143.001666666667">
                <text:p>143.001666666667</text:p>
                <draw:g>
                  <svg:desc>'all X'.M3:'all X'.M7</svg:desc>
                </draw:g>
              </table:table-cell>
              <table:table-cell office:value-type="float" office:value="378.5965">
                <text:p>378.5965</text:p>
                <draw:g>
                  <svg:desc>'all X'.N3:'all X'.N7</svg:desc>
                </draw:g>
              </table:table-cell>
              <table:table-cell office:value-type="float" office:value="352.353">
                <text:p>352.353</text:p>
                <draw:g>
                  <svg:desc>'all X'.O3:'all X'.O7</svg:desc>
                </draw:g>
              </table:table-cell>
              <table:table-cell office:value-type="float" office:value="377.143">
                <text:p>377.143</text:p>
                <draw:g>
                  <svg:desc>'all X'.P3:'all X'.P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.5197">
                <text:p>17.5197</text:p>
              </table:table-cell>
              <table:table-cell office:value-type="float" office:value="17.7135">
                <text:p>17.7135</text:p>
              </table:table-cell>
              <table:table-cell office:value-type="float" office:value="17.0317">
                <text:p>17.0317</text:p>
              </table:table-cell>
              <table:table-cell office:value-type="float" office:value="17.6305">
                <text:p>17.63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18459">
                <text:p>2.18459</text:p>
              </table:table-cell>
              <table:table-cell office:value-type="float" office:value="0.8390585">
                <text:p>0.8390585</text:p>
              </table:table-cell>
              <table:table-cell office:value-type="float" office:value="0.7997635">
                <text:p>0.7997635</text:p>
              </table:table-cell>
              <table:table-cell office:value-type="float" office:value="0.791201">
                <text:p>0.7912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29899333333333">
                <text:p>0.329899333333333</text:p>
              </table:table-cell>
              <table:table-cell office:value-type="float" office:value="0.19605875">
                <text:p>0.19605875</text:p>
              </table:table-cell>
              <table:table-cell office:value-type="float" office:value="0.202486">
                <text:p>0.20248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21369333333333">
                <text:p>0.121369333333333</text:p>
              </table:table-cell>
              <table:table-cell office:value-type="float" office:value="0.11904">
                <text:p>0.11904</text:p>
              </table:table-cell>
              <table:table-cell office:value-type="float" office:value="0.123223">
                <text:p>0.123223</text:p>
              </table:table-cell>
              <table:table-cell office:value-type="float" office:value="0.125828">
                <text:p>0.1258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95cm" svg:height="5.207cm" xlink:href=".." xlink:type="simple" chart:class="chart:bar" chart:style-name="ch1">
        <chart:legend chart:legend-position="end" svg:x="2.832cm" svg:y="1.806cm" style:legend-expansion="high" chart:style-name="ch2"/>
        <chart:plot-area chart:style-name="ch3" table:cell-range-address="'all X'.R3:'all X'.T7" svg:x="0.101cm" svg:y="0.104cm" svg:width="2.63cm" svg:height="4.999cm">
          <chartooo:coordinate-region svg:x="0.828cm" svg:y="0.303cm" svg:width="1.903cm" svg:height="4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ll X'.R3:'all X'.R7" chart:class="chart:bar">
            <chart:data-point chart:repeated="5"/>
          </chart:series>
          <chart:series chart:style-name="ch8" chart:values-cell-range-address="'all X'.S3:'all X'.S7" chart:class="chart:bar">
            <chart:data-point chart:repeated="5"/>
          </chart:series>
          <chart:series chart:style-name="ch9" chart:values-cell-range-address="'all X'.T3:'all X'.T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">
                <text:p>0.38</text:p>
                <draw:g>
                  <svg:desc>'all X'.R3:'all X'.R7</svg:desc>
                </draw:g>
              </table:table-cell>
              <table:table-cell office:value-type="float" office:value="0.41">
                <text:p>0.41</text:p>
                <draw:g>
                  <svg:desc>'all X'.S3:'all X'.S7</svg:desc>
                </draw:g>
              </table:table-cell>
              <table:table-cell office:value-type="float" office:value="0.38">
                <text:p>0.38</text:p>
                <draw:g>
                  <svg:desc>'all X'.T3:'all X'.T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">
                <text:p>0.99</text:p>
              </table:table-cell>
              <table:table-cell office:value-type="float" office:value="1.03">
                <text:p>1.0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">
                <text:p>2.6</text:p>
              </table:table-cell>
              <table:table-cell office:value-type="float" office:value="2.73">
                <text:p>2.73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8">
                <text:p>1.68</text:p>
              </table:table-cell>
              <table:table-cell office:value-type="float" office:value="1.63">
                <text:p>1.63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2">
                <text:p>1.02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draw:stroke-dash="Dot" svg:stroke-width="0.08cm" svg:stroke-color="#00a933" draw:fill-color="#00a933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draw:stroke="dash" draw:stroke-dash="Dot" svg:stroke-width="0.08cm" svg:stroke-color="#800080" draw:fill-color="#800080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draw:stroke="dash" draw:stroke-dash="Dot" svg:stroke-width="0.08cm" svg:stroke-color="#ff0000" draw:fill-color="#ff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829cm" svg:height="9.536cm" xlink:href=".." xlink:type="simple" chart:class="chart:line" chart:column-mapping="0" chart:style-name="ch1">
        <chart:title svg:x="4.156cm" svg:y="0.387cm" chart:style-name="ch2">
          <text:p>Log Total RunTime</text:p>
        </chart:title>
        <chart:legend chart:legend-position="end" svg:x="1.034cm" svg:y="6.792cm" style:legend-expansion="custom" chartooo:width="7.187cm" chartooo:height="1.694cm" style:legend-expansion-aspect-ratio="4.24262101534829" chart:style-name="ch3"/>
        <chart:plot-area chart:style-name="ch4" table:cell-range-address="'GPU red (box)'.A3:'GPU red (box)'.A7 'GPU red (box)'.C1:'GPU red (box)'.C1 'GPU red (box)'.G3:'GPU red (box)'.G7 'GPU red (box)'.H1:'GPU red (box)'.H1 'GPU red (box)'.N3:'GPU red (box)'.N7 'GPU aos'.H1:'GPU aos'.H1 'GPU aos'.N3:'GPU aos'.N7 'GPU soa'.H1:'GPU soa'.H1 'GPU soa'.N3:'GPU soa'.N7" chart:data-source-has-labels="both" svg:x="-0.284cm" svg:y="-0.033cm" svg:width="11.999cm" svg:height="9.335cm">
          <chartooo:coordinate-region svg:x="1.184cm" svg:y="0.166cm" svg:width="10.437cm" svg:height="8.489cm"/>
          <chart:axis chart:dimension="x" chart:name="primary-x" chart:style-name="ch5" chartooo:axis-type="auto">
            <chartooo:date-scale/>
            <chart:categories table:cell-range-address="'GPU red (box)'.A3:'GPU red (box)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PU red (box)'.G3:'GPU red (box)'.G7" chart:label-cell-address="'GPU red (box)'.C1:'GPU red (box)'.C1" chart:class="chart:line">
            <chart:data-point chart:repeated="5"/>
          </chart:series>
          <chart:series chart:style-name="ch9" chart:values-cell-range-address="'GPU red (box)'.N3:'GPU red (box)'.N7" chart:label-cell-address="'GPU red (box)'.H1:'GPU red (box)'.H1" chart:class="chart:line">
            <chart:data-point chart:repeated="5"/>
          </chart:series>
          <chart:series chart:style-name="ch10" chart:values-cell-range-address="'GPU aos'.N3:'GPU aos'.N7" chart:label-cell-address="'GPU aos'.H1:'GPU aos'.H1" chart:class="chart:line">
            <chart:data-point chart:repeated="5"/>
          </chart:series>
          <chart:series chart:style-name="ch11" chart:values-cell-range-address="'GPU soa'.N3:'GPU soa'.N7" chart:label-cell-address="'GPU soa'.H1:'GPU soa'.H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ning Time CPU</text:p>
                <draw:g>
                  <svg:desc>'GPU red (box)'.C1:'GPU red (box)'.C1</svg:desc>
                </draw:g>
              </table:table-cell>
              <table:table-cell office:value-type="string">
                <text:p>Running Time GPU (Redundant)</text:p>
                <draw:g>
                  <svg:desc>'GPU red (box)'.H1:'GPU red (box)'.H1</svg:desc>
                </draw:g>
              </table:table-cell>
              <table:table-cell office:value-type="string">
                <text:p>Running Time GPU (AoS)</text:p>
                <draw:g>
                  <svg:desc>'GPU aos'.H1:'GPU aos'.H1</svg:desc>
                </draw:g>
              </table:table-cell>
              <table:table-cell office:value-type="string">
                <text:p>Running Time GPU (SoA)</text:p>
                <draw:g>
                  <svg:desc>'GPU soa'.H1:'GPU soa'.H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PU red (box)'.A3:'GPU red (box)'.A7</svg:desc>
                </draw:g>
              </table:table-cell>
              <table:table-cell office:value-type="float" office:value="143.322559">
                <text:p>143.322559</text:p>
                <draw:g>
                  <svg:desc>'GPU red (box)'.G3:'GPU red (box)'.G7</svg:desc>
                </draw:g>
              </table:table-cell>
              <table:table-cell office:value-type="float" office:value="378.192136">
                <text:p>378.192136</text:p>
                <draw:g>
                  <svg:desc>'GPU red (box)'.N3:'GPU red (box)'.N7</svg:desc>
                </draw:g>
              </table:table-cell>
              <table:table-cell office:value-type="float" office:value="352.790528">
                <text:p>352.790528</text:p>
                <draw:g>
                  <svg:desc>'GPU aos'.N3:'GPU aos'.N7</svg:desc>
                </draw:g>
              </table:table-cell>
              <table:table-cell office:value-type="float" office:value="379.0134955">
                <text:p>379.0134955</text:p>
                <draw:g>
                  <svg:desc>'GPU soa'.N3:'GPU soa'.N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.019434">
                <text:p>18.019434</text:p>
              </table:table-cell>
              <table:table-cell office:value-type="float" office:value="18.7381135">
                <text:p>18.7381135</text:p>
              </table:table-cell>
              <table:table-cell office:value-type="float" office:value="17.664132">
                <text:p>17.664132</text:p>
              </table:table-cell>
              <table:table-cell office:value-type="float" office:value="18.32518875">
                <text:p>18.325188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549345">
                <text:p>4.549345</text:p>
              </table:table-cell>
              <table:table-cell office:value-type="float" office:value="3.72926">
                <text:p>3.72926</text:p>
              </table:table-cell>
              <table:table-cell office:value-type="float" office:value="3.2683535">
                <text:p>3.2683535</text:p>
              </table:table-cell>
              <table:table-cell office:value-type="float" office:value="3.27499866666667">
                <text:p>3.274998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181001">
                <text:p>17.181001</text:p>
              </table:table-cell>
              <table:table-cell office:value-type="float" office:value="17.76">
                <text:p>17.76</text:p>
              </table:table-cell>
              <table:table-cell office:value-type="float" office:value="17.289187">
                <text:p>17.289187</text:p>
              </table:table-cell>
              <table:table-cell office:value-type="float" office:value="17.172588">
                <text:p>17.1725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5.021425">
                <text:p>145.021425</text:p>
              </table:table-cell>
              <table:table-cell office:value-type="float" office:value="139.36199">
                <text:p>139.36199</text:p>
              </table:table-cell>
              <table:table-cell office:value-type="float" office:value="321.59011">
                <text:p>321.59011</text:p>
              </table:table-cell>
              <table:table-cell office:value-type="float" office:value="144.49731">
                <text:p>144.497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'analyze 2 Level 15 6 5'.A2:'analyze 2 Level 15 6 5'.D7" chart:data-source-has-labels="both" svg:x="0.32cm" svg:y="0.18cm" svg:width="12.144cm" svg:height="8.64cm">
          <chartooo:coordinate-region svg:x="1.788cm" svg:y="0.38cm" svg:width="10.676cm" svg:height="7.793cm"/>
          <chart:axis chart:dimension="x" chart:name="primary-x" chart:style-name="ch4" chartooo:axis-type="auto">
            <chartooo:date-scale/>
            <chart:categories table:cell-range-address="'analyze 2 Level 15 6 5'.A3:'analyze 2 Level 15 6 5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yze 2 Level 15 6 5'.B3:'analyze 2 Level 15 6 5'.B7" chart:label-cell-address="'analyze 2 Level 15 6 5'.B2:'analyze 2 Level 15 6 5'.B2" chart:class="chart:bar">
            <chart:data-point chart:repeated="5"/>
          </chart:series>
          <chart:series chart:style-name="ch8" chart:values-cell-range-address="'analyze 2 Level 15 6 5'.C3:'analyze 2 Level 15 6 5'.C7" chart:label-cell-address="'analyze 2 Level 15 6 5'.C2:'analyze 2 Level 15 6 5'.C2" chart:class="chart:bar">
            <chart:data-point chart:repeated="5"/>
          </chart:series>
          <chart:series chart:style-name="ch9" chart:values-cell-range-address="'analyze 2 Level 15 6 5'.D3:'analyze 2 Level 15 6 5'.D7" chart:label-cell-address="'analyze 2 Level 15 6 5'.D2:'analyze 2 Level 15 6 5'.D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omputation</text:p>
                <draw:g>
                  <svg:desc>'analyze 2 Level 15 6 5'.B2:'analyze 2 Level 15 6 5'.B2</svg:desc>
                </draw:g>
              </table:table-cell>
              <table:table-cell office:value-type="string">
                <text:p>FarField</text:p>
                <draw:g>
                  <svg:desc>'analyze 2 Level 15 6 5'.C2:'analyze 2 Level 15 6 5'.C2</svg:desc>
                </draw:g>
              </table:table-cell>
              <table:table-cell office:value-type="string">
                <text:p>NearField</text:p>
                <draw:g>
                  <svg:desc>'analyze 2 Level 15 6 5'.D2:'analyze 2 Level 15 6 5'.D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analyze 2 Level 15 6 5'.A3:'analyze 2 Level 15 6 5'.A7</svg:desc>
                </draw:g>
              </table:table-cell>
              <table:table-cell office:value-type="float" office:value="0.312559">
                <text:p>0.312559</text:p>
                <draw:g>
                  <svg:desc>'analyze 2 Level 15 6 5'.B3:'analyze 2 Level 15 6 5'.B7</svg:desc>
                </draw:g>
              </table:table-cell>
              <table:table-cell office:value-type="float" office:value="0.00055373325">
                <text:p>0.00055373325</text:p>
                <draw:g>
                  <svg:desc>'analyze 2 Level 15 6 5'.C3:'analyze 2 Level 15 6 5'.C7</svg:desc>
                </draw:g>
              </table:table-cell>
              <table:table-cell office:value-type="float" office:value="143.001666666667">
                <text:p>143.001666666667</text:p>
                <draw:g>
                  <svg:desc>'analyze 2 Level 15 6 5'.D3:'analyze 2 Level 15 6 5'.D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82734">
                <text:p>0.482734</text:p>
              </table:table-cell>
              <table:table-cell office:value-type="float" office:value="0.0047735">
                <text:p>0.0047735</text:p>
              </table:table-cell>
              <table:table-cell office:value-type="float" office:value="17.5197">
                <text:p>17.51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19127">
                <text:p>2.19127</text:p>
              </table:table-cell>
              <table:table-cell office:value-type="float" office:value="0.0529929666666667">
                <text:p>0.0529929666666667</text:p>
              </table:table-cell>
              <table:table-cell office:value-type="float" office:value="2.18459">
                <text:p>2.184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.5062">
                <text:p>16.5062</text:p>
              </table:table-cell>
              <table:table-cell office:value-type="float" office:value="0.316028">
                <text:p>0.316028</text:p>
              </table:table-cell>
              <table:table-cell office:value-type="float" office:value="0.329899333333333">
                <text:p>0.329899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1.675">
                <text:p>141.675</text:p>
              </table:table-cell>
              <table:table-cell office:value-type="float" office:value="3.18299666666667">
                <text:p>3.18299666666667</text:p>
              </table:table-cell>
              <table:table-cell office:value-type="float" office:value="0.121369333333333">
                <text:p>0.121369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85cm" svg:height="9.005cm" xlink:href=".." xlink:type="simple" chart:class="chart:line" chart:style-name="ch1">
        <chart:legend chart:legend-position="end" svg:x="7.252cm" svg:y="0.757cm" style:legend-expansion="custom" chartooo:width="5.451cm" chartooo:height="1.096cm" style:legend-expansion-aspect-ratio="4.9735401459854" chart:style-name="ch2"/>
        <chart:plot-area chart:style-name="ch3" table:cell-range-address="'analyze 2 Level 15 6 5'.A3:'analyze 2 Level 15 6 5'.A7 'analyze 2 Level 15 6 5'.F2:'analyze 2 Level 15 6 5'.F7 'analyze 2 Level 15 6 5'.H2:'analyze 2 Level 15 6 5'.H7" chart:data-source-has-labels="both" svg:x="-0.298cm" svg:y="0.18cm" svg:width="13.94cm" svg:height="9.091cm">
          <chartooo:coordinate-region svg:x="0.985cm" svg:y="0.38cm" svg:width="11.929cm" svg:height="8.244cm"/>
          <chart:axis chart:dimension="x" chart:name="primary-x" chart:style-name="ch4" chartooo:axis-type="text">
            <chart:categories table:cell-range-address="'analyze 2 Level 15 6 5'.A3:'analyze 2 Level 15 6 5'.A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analyze 2 Level 15 6 5'.F3:'analyze 2 Level 15 6 5'.F7" chart:label-cell-address="'analyze 2 Level 15 6 5'.F2:'analyze 2 Level 15 6 5'.F2" chart:class="chart:line">
            <chart:data-point chart:repeated="5"/>
          </chart:series>
          <chart:series chart:attached-axis="secondary-y" chart:style-name="ch8" chart:values-cell-range-address="'analyze 2 Level 15 6 5'.H3:'analyze 2 Level 15 6 5'.H7" chart:label-cell-address="'analyze 2 Level 15 6 5'.H2:'analyze 2 Level 15 6 5'.H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analyze 2 Level 15 6 5'.F2:'analyze 2 Level 15 6 5'.F2</svg:desc>
                </draw:g>
              </table:table-cell>
              <table:table-cell office:value-type="string">
                <text:p>Nfshare / tot</text:p>
                <draw:g>
                  <svg:desc>'analyze 2 Level 15 6 5'.H2:'analyze 2 Level 15 6 5'.H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analyze 2 Level 15 6 5'.A3:'analyze 2 Level 15 6 5'.A7</svg:desc>
                </draw:g>
              </table:table-cell>
              <table:table-cell office:value-type="float" office:value="143.322559">
                <text:p>143.322559</text:p>
                <draw:g>
                  <svg:desc>'analyze 2 Level 15 6 5'.F3:'analyze 2 Level 15 6 5'.F7</svg:desc>
                </draw:g>
              </table:table-cell>
              <table:table-cell office:value-type="float" office:value="1">
                <text:p>1</text:p>
                <draw:g>
                  <svg:desc>'analyze 2 Level 15 6 5'.H3:'analyze 2 Level 15 6 5'.H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.019434">
                <text:p>18.01943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549345">
                <text:p>4.54934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181001">
                <text:p>17.1810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5.021425">
                <text:p>145.0214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99cm" svg:height="7.704cm" xlink:href=".." xlink:type="simple" chart:class="chart:bar" chart:style-name="ch1">
        <chart:title svg:x="5.363cm" svg:y="0.29cm" chart:style-name="ch2">
          <text:p>GPU SoA</text:p>
        </chart:title>
        <chart:legend chart:legend-position="end" svg:x="10.033cm" svg:y="3.304cm" style:legend-expansion="high" chart:style-name="ch3"/>
        <chart:plot-area chart:style-name="ch4" table:cell-range-address="'GPU soa'.A3:'GPU soa'.A7 'GPU soa'.J2:'GPU soa'.K7" chart:data-source-has-labels="both" svg:x="0.255cm" svg:y="1.223cm" svg:width="9.523cm" svg:height="6.327cm">
          <chartooo:coordinate-region svg:x="1.379cm" svg:y="1.422cm" svg:width="8.399cm" svg:height="5.481cm"/>
          <chart:axis chart:dimension="x" chart:name="primary-x" chart:style-name="ch5" chartooo:axis-type="auto">
            <chartooo:date-scale/>
            <chart:categories table:cell-range-address="'GPU soa'.A3:'GPU soa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PU soa'.J3:'GPU soa'.J7" chart:label-cell-address="'GPU soa'.J2:'GPU soa'.J2" chart:class="chart:bar">
            <chart:data-point chart:repeated="5"/>
          </chart:series>
          <chart:series chart:style-name="ch9" chart:values-cell-range-address="'GPU soa'.K3:'GPU soa'.K7" chart:label-cell-address="'GPU soa'.K2:'GPU soa'.K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F collection</text:p>
                <draw:g>
                  <svg:desc>'GPU soa'.J2:'GPU soa'.J2</svg:desc>
                </draw:g>
              </table:table-cell>
              <table:table-cell office:value-type="string">
                <text:p>NF comp</text:p>
                <draw:g>
                  <svg:desc>'GPU soa'.K2:'GPU soa'.K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PU soa'.A3:'GPU soa'.A7</svg:desc>
                </draw:g>
              </table:table-cell>
              <table:table-cell office:value-type="float" office:value="0.1053685">
                <text:p>0.1053685</text:p>
                <draw:g>
                  <svg:desc>'GPU soa'.J3:'GPU soa'.J7</svg:desc>
                </draw:g>
              </table:table-cell>
              <table:table-cell office:value-type="float" office:value="378.5965">
                <text:p>378.5965</text:p>
                <draw:g>
                  <svg:desc>'GPU soa'.K3:'GPU soa'.K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0277625">
                <text:p>0.10277625</text:p>
              </table:table-cell>
              <table:table-cell office:value-type="float" office:value="17.7135">
                <text:p>17.71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01226">
                <text:p>0.1001226</text:p>
              </table:table-cell>
              <table:table-cell office:value-type="float" office:value="0.8390585">
                <text:p>0.83905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9103666666667">
                <text:p>0.109103666666667</text:p>
              </table:table-cell>
              <table:table-cell office:value-type="float" office:value="0.19605875">
                <text:p>0.196058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64149025">
                <text:p>0.164149025</text:p>
              </table:table-cell>
              <table:table-cell office:value-type="float" office:value="0.11904">
                <text:p>0.119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